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24.127cm" svg:y="1.269cm">
            <draw:object draw:notify-on-update-of-ranges="Sheet1.I3:Sheet1.I118 Sheet1.J2:Sheet1.J2 Sheet1.J3:Sheet1.J1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number-columns-repeated="3" table:default-cell-style-name="ce2"/>
        <table:table-column table:style-name="co1" table:number-columns-repeated="3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sample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istanc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3413" calcext:value-type="float">
            <text:p>203413</text:p>
          </table:table-cell>
          <table:table-cell office:value-type="float" office:value="203613" calcext:value-type="float">
            <text:p>203613</text:p>
          </table:table-cell>
          <table:table-cell table:formula="of:=AVERAGE([.D3:.E3])" office:value-type="float" office:value="203513" calcext:value-type="float">
            <text:p>203513</text:p>
          </table:table-cell>
          <table:table-cell table:number-columns-repeated="5"/>
          <table:table-cell office:value-type="string" calcext:value-type="string">
            <text:p>samplerate</text:p>
          </table:table-cell>
          <table:table-cell office:value-type="string" calcext:value-type="string">
            <text:p>soundspeed</text:p>
          </table:table-cell>
        </table:table-row>
        <table:table-row table:style-name="ro1">
          <table:table-cell table:number-columns-repeated="3"/>
          <table:table-cell office:value-type="float" office:value="250645" calcext:value-type="float">
            <text:p>250645</text:p>
          </table:table-cell>
          <table:table-cell office:value-type="float" office:value="250845" calcext:value-type="float">
            <text:p>250845</text:p>
          </table:table-cell>
          <table:table-cell table:formula="of:=AVERAGE([.D4:.E4])" office:value-type="float" office:value="250745" calcext:value-type="float">
            <text:p>250745</text:p>
          </table:table-cell>
          <table:table-cell table:number-columns-repeated="5"/>
          <table:table-cell office:value-type="float" office:value="44101" calcext:value-type="float">
            <text:p>4410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YNC</text:p>
          </table:table-cell>
          <table:table-cell table:style-name="ce1" office:value-type="float" office:value="340453" calcext:value-type="float">
            <text:p>340453</text:p>
          </table:table-cell>
          <table:table-cell table:style-name="ce1" office:value-type="float" office:value="340653" calcext:value-type="float">
            <text:p>340653</text:p>
          </table:table-cell>
          <table:table-cell table:style-name="ce1" table:formula="of:=AVERAGE([.D5:.E5])" office:value-type="float" office:value="340553" calcext:value-type="float">
            <text:p>340553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MOD([.G5];[.L$4])" office:value-type="float" office:value="0" calcext:value-type="float">
            <text:p>0</text:p>
          </table:table-cell>
          <table:table-cell table:style-name="ce1" table:formula="of:=[.F5]/[.L$4]" office:value-type="float" office:value="7.7221151447813" calcext:value-type="float">
            <text:p>7.7221151447813</text:p>
          </table:table-cell>
          <table:table-cell table:style-name="ce1" table:formula="of:=[.H5]*([.M$4]/[.L$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84567" calcext:value-type="float">
            <text:p>384567</text:p>
          </table:table-cell>
          <table:table-cell office:value-type="float" office:value="384767" calcext:value-type="float">
            <text:p>384767</text:p>
          </table:table-cell>
          <table:table-cell table:formula="of:=AVERAGE([.D6:.E6])" office:value-type="float" office:value="384667" calcext:value-type="float">
            <text:p>384667</text:p>
          </table:table-cell>
          <table:table-cell table:formula="of:=[.F6]-340553" office:value-type="float" office:value="44114" calcext:value-type="float">
            <text:p>44114</text:p>
          </table:table-cell>
          <table:table-cell table:formula="of:=MOD([.G6];[.L$4])" office:value-type="float" office:value="13" calcext:value-type="float">
            <text:p>13</text:p>
          </table:table-cell>
          <table:table-cell table:formula="of:=[.F6]/[.L$4]" office:value-type="float" office:value="8.72240992267749" calcext:value-type="float">
            <text:p>8.72240992267749</text:p>
          </table:table-cell>
          <table:table-cell table:formula="of:=[.H6]*([.M$4]/[.L$4])" office:value-type="float" office:value="0.058955579238566" calcext:value-type="float">
            <text:p>0.05895557923856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28668" calcext:value-type="float">
            <text:p>428668</text:p>
          </table:table-cell>
          <table:table-cell office:value-type="float" office:value="428868" calcext:value-type="float">
            <text:p>428868</text:p>
          </table:table-cell>
          <table:table-cell table:formula="of:=AVERAGE([.D7:.E7])" office:value-type="float" office:value="428768" calcext:value-type="float">
            <text:p>428768</text:p>
          </table:table-cell>
          <table:table-cell table:formula="of:=[.F7]-340553" office:value-type="float" office:value="88215" calcext:value-type="float">
            <text:p>88215</text:p>
          </table:table-cell>
          <table:table-cell table:formula="of:=MOD([.G7];[.L$4])" office:value-type="float" office:value="13" calcext:value-type="float">
            <text:p>13</text:p>
          </table:table-cell>
          <table:table-cell table:formula="of:=[.F7]/[.L$4]" office:value-type="float" office:value="9.72240992267749" calcext:value-type="float">
            <text:p>9.72240992267749</text:p>
          </table:table-cell>
          <table:table-cell table:formula="of:=[.H7]*([.M$4]/[.L$4])" office:value-type="float" office:value="0.058955579238566" calcext:value-type="float">
            <text:p>0.05895557923856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72770" calcext:value-type="float">
            <text:p>472770</text:p>
          </table:table-cell>
          <table:table-cell office:value-type="float" office:value="472970" calcext:value-type="float">
            <text:p>472970</text:p>
          </table:table-cell>
          <table:table-cell table:formula="of:=AVERAGE([.D8:.E8])" office:value-type="float" office:value="472870" calcext:value-type="float">
            <text:p>472870</text:p>
          </table:table-cell>
          <table:table-cell table:formula="of:=[.F8]-340553" office:value-type="float" office:value="132317" calcext:value-type="float">
            <text:p>132317</text:p>
          </table:table-cell>
          <table:table-cell table:formula="of:=MOD([.G8];[.L$4])" office:value-type="float" office:value="14" calcext:value-type="float">
            <text:p>14</text:p>
          </table:table-cell>
          <table:table-cell table:formula="of:=[.F8]/[.L$4]" office:value-type="float" office:value="10.7224325979003" calcext:value-type="float">
            <text:p>10.7224325979003</text:p>
          </table:table-cell>
          <table:table-cell table:formula="of:=[.H8]*([.M$4]/[.L$4])" office:value-type="float" office:value="0.0634906237953788" calcext:value-type="float">
            <text:p>0.06349062379537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16870" calcext:value-type="float">
            <text:p>516870</text:p>
          </table:table-cell>
          <table:table-cell office:value-type="float" office:value="517070" calcext:value-type="float">
            <text:p>517070</text:p>
          </table:table-cell>
          <table:table-cell table:formula="of:=AVERAGE([.D9:.E9])" office:value-type="float" office:value="516970" calcext:value-type="float">
            <text:p>516970</text:p>
          </table:table-cell>
          <table:table-cell table:formula="of:=[.F9]-340553" office:value-type="float" office:value="176417" calcext:value-type="float">
            <text:p>176417</text:p>
          </table:table-cell>
          <table:table-cell table:formula="of:=MOD([.G9];[.L$4])" office:value-type="float" office:value="13" calcext:value-type="float">
            <text:p>13</text:p>
          </table:table-cell>
          <table:table-cell table:formula="of:=[.F9]/[.L$4]" office:value-type="float" office:value="11.7224099226775" calcext:value-type="float">
            <text:p>11.7224099226775</text:p>
          </table:table-cell>
          <table:table-cell table:formula="of:=[.H9]*([.M$4]/[.L$4])" office:value-type="float" office:value="0.058955579238566" calcext:value-type="float">
            <text:p>0.05895557923856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60971" calcext:value-type="float">
            <text:p>560971</text:p>
          </table:table-cell>
          <table:table-cell office:value-type="float" office:value="561171" calcext:value-type="float">
            <text:p>561171</text:p>
          </table:table-cell>
          <table:table-cell table:formula="of:=AVERAGE([.D10:.E10])" office:value-type="float" office:value="561071" calcext:value-type="float">
            <text:p>561071</text:p>
          </table:table-cell>
          <table:table-cell table:formula="of:=[.F10]-340553" office:value-type="float" office:value="220518" calcext:value-type="float">
            <text:p>220518</text:p>
          </table:table-cell>
          <table:table-cell table:formula="of:=MOD([.G10];[.L$4])" office:value-type="float" office:value="13" calcext:value-type="float">
            <text:p>13</text:p>
          </table:table-cell>
          <table:table-cell table:formula="of:=[.F10]/[.L$4]" office:value-type="float" office:value="12.7224099226775" calcext:value-type="float">
            <text:p>12.7224099226775</text:p>
          </table:table-cell>
          <table:table-cell table:formula="of:=[.H10]*([.M$4]/[.L$4])" office:value-type="float" office:value="0.058955579238566" calcext:value-type="float">
            <text:p>0.05895557923856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05072" calcext:value-type="float">
            <text:p>605072</text:p>
          </table:table-cell>
          <table:table-cell office:value-type="float" office:value="605272" calcext:value-type="float">
            <text:p>605272</text:p>
          </table:table-cell>
          <table:table-cell table:formula="of:=AVERAGE([.D11:.E11])" office:value-type="float" office:value="605172" calcext:value-type="float">
            <text:p>605172</text:p>
          </table:table-cell>
          <table:table-cell table:formula="of:=[.F11]-340553" office:value-type="float" office:value="264619" calcext:value-type="float">
            <text:p>264619</text:p>
          </table:table-cell>
          <table:table-cell table:formula="of:=MOD([.G11];[.L$4])" office:value-type="float" office:value="13" calcext:value-type="float">
            <text:p>13</text:p>
          </table:table-cell>
          <table:table-cell table:formula="of:=[.F11]/[.L$4]" office:value-type="float" office:value="13.7224099226775" calcext:value-type="float">
            <text:p>13.7224099226775</text:p>
          </table:table-cell>
          <table:table-cell table:formula="of:=[.H11]*([.M$4]/[.L$4])" office:value-type="float" office:value="0.058955579238566" calcext:value-type="float">
            <text:p>0.05895557923856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49161" calcext:value-type="float">
            <text:p>649161</text:p>
          </table:table-cell>
          <table:table-cell office:value-type="float" office:value="649361" calcext:value-type="float">
            <text:p>649361</text:p>
          </table:table-cell>
          <table:table-cell table:formula="of:=AVERAGE([.D12:.E12])" office:value-type="float" office:value="649261" calcext:value-type="float">
            <text:p>649261</text:p>
          </table:table-cell>
          <table:table-cell table:formula="of:=[.F12]-340553" office:value-type="float" office:value="308708" calcext:value-type="float">
            <text:p>308708</text:p>
          </table:table-cell>
          <table:table-cell table:formula="of:=MOD([.G12];[.L$4])" office:value-type="float" office:value="1" calcext:value-type="float">
            <text:p>1</text:p>
          </table:table-cell>
          <table:table-cell table:formula="of:=[.F12]/[.L$4]" office:value-type="float" office:value="14.7221378200041" calcext:value-type="float">
            <text:p>14.7221378200041</text:p>
          </table:table-cell>
          <table:table-cell table:formula="of:=[.H12]*([.M$4]/[.L$4])" office:value-type="float" office:value="0.00453504455681277" calcext:value-type="float">
            <text:p>0.0045350445568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93271" calcext:value-type="float">
            <text:p>693271</text:p>
          </table:table-cell>
          <table:table-cell office:value-type="float" office:value="693471" calcext:value-type="float">
            <text:p>693471</text:p>
          </table:table-cell>
          <table:table-cell table:formula="of:=AVERAGE([.D13:.E13])" office:value-type="float" office:value="693371" calcext:value-type="float">
            <text:p>693371</text:p>
          </table:table-cell>
          <table:table-cell table:formula="of:=[.F13]-340553" office:value-type="float" office:value="352818" calcext:value-type="float">
            <text:p>352818</text:p>
          </table:table-cell>
          <table:table-cell table:formula="of:=MOD([.G13];[.L$4])" office:value-type="float" office:value="10" calcext:value-type="float">
            <text:p>10</text:p>
          </table:table-cell>
          <table:table-cell table:formula="of:=[.F13]/[.L$4]" office:value-type="float" office:value="15.7223418970091" calcext:value-type="float">
            <text:p>15.7223418970091</text:p>
          </table:table-cell>
          <table:table-cell table:formula="of:=[.H13]*([.M$4]/[.L$4])" office:value-type="float" office:value="0.0453504455681277" calcext:value-type="float">
            <text:p>0.0453504455681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37363" calcext:value-type="float">
            <text:p>737363</text:p>
          </table:table-cell>
          <table:table-cell office:value-type="float" office:value="737563" calcext:value-type="float">
            <text:p>737563</text:p>
          </table:table-cell>
          <table:table-cell table:formula="of:=AVERAGE([.D14:.E14])" office:value-type="float" office:value="737463" calcext:value-type="float">
            <text:p>737463</text:p>
          </table:table-cell>
          <table:table-cell table:formula="of:=[.F14]-340553" office:value-type="float" office:value="396910" calcext:value-type="float">
            <text:p>396910</text:p>
          </table:table-cell>
          <table:table-cell table:formula="of:=MOD([.G14];[.L$4])" office:value-type="float" office:value="1" calcext:value-type="float">
            <text:p>1</text:p>
          </table:table-cell>
          <table:table-cell table:formula="of:=[.F14]/[.L$4]" office:value-type="float" office:value="16.7221378200041" calcext:value-type="float">
            <text:p>16.7221378200041</text:p>
          </table:table-cell>
          <table:table-cell table:formula="of:=[.H14]*([.M$4]/[.L$4])" office:value-type="float" office:value="0.00453504455681277" calcext:value-type="float">
            <text:p>0.0045350445568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81464" calcext:value-type="float">
            <text:p>781464</text:p>
          </table:table-cell>
          <table:table-cell office:value-type="float" office:value="781664" calcext:value-type="float">
            <text:p>781664</text:p>
          </table:table-cell>
          <table:table-cell table:formula="of:=AVERAGE([.D15:.E15])" office:value-type="float" office:value="781564" calcext:value-type="float">
            <text:p>781564</text:p>
          </table:table-cell>
          <table:table-cell table:formula="of:=[.F15]-340553" office:value-type="float" office:value="441011" calcext:value-type="float">
            <text:p>441011</text:p>
          </table:table-cell>
          <table:table-cell table:formula="of:=MOD([.G15];[.L$4])" office:value-type="float" office:value="1" calcext:value-type="float">
            <text:p>1</text:p>
          </table:table-cell>
          <table:table-cell table:formula="of:=[.F15]/[.L$4]" office:value-type="float" office:value="17.7221378200041" calcext:value-type="float">
            <text:p>17.7221378200041</text:p>
          </table:table-cell>
          <table:table-cell table:formula="of:=[.H15]*([.M$4]/[.L$4])" office:value-type="float" office:value="0.00453504455681277" calcext:value-type="float">
            <text:p>0.0045350445568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25565" calcext:value-type="float">
            <text:p>825565</text:p>
          </table:table-cell>
          <table:table-cell office:value-type="float" office:value="825765" calcext:value-type="float">
            <text:p>825765</text:p>
          </table:table-cell>
          <table:table-cell table:formula="of:=AVERAGE([.D16:.E16])" office:value-type="float" office:value="825665" calcext:value-type="float">
            <text:p>825665</text:p>
          </table:table-cell>
          <table:table-cell table:formula="of:=[.F16]-340553" office:value-type="float" office:value="485112" calcext:value-type="float">
            <text:p>485112</text:p>
          </table:table-cell>
          <table:table-cell table:formula="of:=MOD([.G16];[.L$4])" office:value-type="float" office:value="1" calcext:value-type="float">
            <text:p>1</text:p>
          </table:table-cell>
          <table:table-cell table:formula="of:=[.F16]/[.L$4]" office:value-type="float" office:value="18.7221378200041" calcext:value-type="float">
            <text:p>18.7221378200041</text:p>
          </table:table-cell>
          <table:table-cell table:formula="of:=[.H16]*([.M$4]/[.L$4])" office:value-type="float" office:value="0.00453504455681277" calcext:value-type="float">
            <text:p>0.0045350445568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69666" calcext:value-type="float">
            <text:p>869666</text:p>
          </table:table-cell>
          <table:table-cell office:value-type="float" office:value="869866" calcext:value-type="float">
            <text:p>869866</text:p>
          </table:table-cell>
          <table:table-cell table:formula="of:=AVERAGE([.D17:.E17])" office:value-type="float" office:value="869766" calcext:value-type="float">
            <text:p>869766</text:p>
          </table:table-cell>
          <table:table-cell table:formula="of:=[.F17]-340553" office:value-type="float" office:value="529213" calcext:value-type="float">
            <text:p>529213</text:p>
          </table:table-cell>
          <table:table-cell table:formula="of:=MOD([.G17];[.L$4])" office:value-type="float" office:value="1" calcext:value-type="float">
            <text:p>1</text:p>
          </table:table-cell>
          <table:table-cell table:formula="of:=[.F17]/[.L$4]" office:value-type="float" office:value="19.7221378200041" calcext:value-type="float">
            <text:p>19.7221378200041</text:p>
          </table:table-cell>
          <table:table-cell table:formula="of:=[.H17]*([.M$4]/[.L$4])" office:value-type="float" office:value="0.00453504455681277" calcext:value-type="float">
            <text:p>0.0045350445568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13766" calcext:value-type="float">
            <text:p>913766</text:p>
          </table:table-cell>
          <table:table-cell office:value-type="float" office:value="913966" calcext:value-type="float">
            <text:p>913966</text:p>
          </table:table-cell>
          <table:table-cell table:formula="of:=AVERAGE([.D18:.E18])" office:value-type="float" office:value="913866" calcext:value-type="float">
            <text:p>913866</text:p>
          </table:table-cell>
          <table:table-cell table:formula="of:=[.F18]-340553" office:value-type="float" office:value="573313" calcext:value-type="float">
            <text:p>573313</text:p>
          </table:table-cell>
          <table:table-cell table:formula="of:=MOD([.G18];[.L$4])" office:value-type="float" office:value="0" calcext:value-type="float">
            <text:p>0</text:p>
          </table:table-cell>
          <table:table-cell table:formula="of:=[.F18]/[.L$4]" office:value-type="float" office:value="20.7221151447813" calcext:value-type="float">
            <text:p>20.7221151447813</text:p>
          </table:table-cell>
          <table:table-cell table:formula="of:=[.H18]*([.M$4]/[.L$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57881" calcext:value-type="float">
            <text:p>957881</text:p>
          </table:table-cell>
          <table:table-cell office:value-type="float" office:value="958081" calcext:value-type="float">
            <text:p>958081</text:p>
          </table:table-cell>
          <table:table-cell table:formula="of:=AVERAGE([.D19:.E19])" office:value-type="float" office:value="957981" calcext:value-type="float">
            <text:p>957981</text:p>
          </table:table-cell>
          <table:table-cell table:formula="of:=[.F19]-340553" office:value-type="float" office:value="617428" calcext:value-type="float">
            <text:p>617428</text:p>
          </table:table-cell>
          <table:table-cell table:formula="of:=MOD([.G19];[.L$4])" office:value-type="float" office:value="14" calcext:value-type="float">
            <text:p>14</text:p>
          </table:table-cell>
          <table:table-cell table:formula="of:=[.F19]/[.L$4]" office:value-type="float" office:value="21.7224325979003" calcext:value-type="float">
            <text:p>21.7224325979003</text:p>
          </table:table-cell>
          <table:table-cell table:formula="of:=[.H19]*([.M$4]/[.L$4])" office:value-type="float" office:value="0.0634906237953788" calcext:value-type="float">
            <text:p>0.06349062379537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01982" calcext:value-type="float">
            <text:p>1001982</text:p>
          </table:table-cell>
          <table:table-cell office:value-type="float" office:value="1002182" calcext:value-type="float">
            <text:p>1002182</text:p>
          </table:table-cell>
          <table:table-cell table:formula="of:=AVERAGE([.D20:.E20])" office:value-type="float" office:value="1002082" calcext:value-type="float">
            <text:p>1002082</text:p>
          </table:table-cell>
          <table:table-cell table:formula="of:=[.F20]-340553" office:value-type="float" office:value="661529" calcext:value-type="float">
            <text:p>661529</text:p>
          </table:table-cell>
          <table:table-cell table:formula="of:=MOD([.G20];[.L$4])" office:value-type="float" office:value="14" calcext:value-type="float">
            <text:p>14</text:p>
          </table:table-cell>
          <table:table-cell table:formula="of:=[.F20]/[.L$4]" office:value-type="float" office:value="22.7224325979003" calcext:value-type="float">
            <text:p>22.7224325979003</text:p>
          </table:table-cell>
          <table:table-cell table:formula="of:=[.H20]*([.M$4]/[.L$4])" office:value-type="float" office:value="0.0634906237953788" calcext:value-type="float">
            <text:p>0.06349062379537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46069" calcext:value-type="float">
            <text:p>1046069</text:p>
          </table:table-cell>
          <table:table-cell office:value-type="float" office:value="1046269" calcext:value-type="float">
            <text:p>1046269</text:p>
          </table:table-cell>
          <table:table-cell table:formula="of:=AVERAGE([.D21:.E21])" office:value-type="float" office:value="1046169" calcext:value-type="float">
            <text:p>1046169</text:p>
          </table:table-cell>
          <table:table-cell table:formula="of:=[.F21]-340553" office:value-type="float" office:value="705616" calcext:value-type="float">
            <text:p>705616</text:p>
          </table:table-cell>
          <table:table-cell table:formula="of:=MOD([.G21];[.L$4])" office:value-type="float" office:value="0" calcext:value-type="float">
            <text:p>0</text:p>
          </table:table-cell>
          <table:table-cell table:formula="of:=[.F21]/[.L$4]" office:value-type="float" office:value="23.7221151447813" calcext:value-type="float">
            <text:p>23.7221151447813</text:p>
          </table:table-cell>
          <table:table-cell table:formula="of:=[.H21]*([.M$4]/[.L$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90184" calcext:value-type="float">
            <text:p>1090184</text:p>
          </table:table-cell>
          <table:table-cell office:value-type="float" office:value="1090384" calcext:value-type="float">
            <text:p>1090384</text:p>
          </table:table-cell>
          <table:table-cell table:formula="of:=AVERAGE([.D22:.E22])" office:value-type="float" office:value="1090284" calcext:value-type="float">
            <text:p>1090284</text:p>
          </table:table-cell>
          <table:table-cell table:formula="of:=[.F22]-340553" office:value-type="float" office:value="749731" calcext:value-type="float">
            <text:p>749731</text:p>
          </table:table-cell>
          <table:table-cell table:formula="of:=MOD([.G22];[.L$4])" office:value-type="float" office:value="14" calcext:value-type="float">
            <text:p>14</text:p>
          </table:table-cell>
          <table:table-cell table:formula="of:=[.F22]/[.L$4]" office:value-type="float" office:value="24.7224325979003" calcext:value-type="float">
            <text:p>24.7224325979003</text:p>
          </table:table-cell>
          <table:table-cell table:formula="of:=[.H22]*([.M$4]/[.L$4])" office:value-type="float" office:value="0.0634906237953788" calcext:value-type="float">
            <text:p>0.06349062379537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134286" calcext:value-type="float">
            <text:p>1134286</text:p>
          </table:table-cell>
          <table:table-cell office:value-type="float" office:value="1134486" calcext:value-type="float">
            <text:p>1134486</text:p>
          </table:table-cell>
          <table:table-cell table:formula="of:=AVERAGE([.D23:.E23])" office:value-type="float" office:value="1134386" calcext:value-type="float">
            <text:p>1134386</text:p>
          </table:table-cell>
          <table:table-cell table:formula="of:=[.F23]-340553" office:value-type="float" office:value="793833" calcext:value-type="float">
            <text:p>793833</text:p>
          </table:table-cell>
          <table:table-cell table:formula="of:=MOD([.G23];[.L$4])" office:value-type="float" office:value="15" calcext:value-type="float">
            <text:p>15</text:p>
          </table:table-cell>
          <table:table-cell table:formula="of:=[.F23]/[.L$4]" office:value-type="float" office:value="25.7224552731231" calcext:value-type="float">
            <text:p>25.7224552731231</text:p>
          </table:table-cell>
          <table:table-cell table:formula="of:=[.H23]*([.M$4]/[.L$4])" office:value-type="float" office:value="0.0680256683521916" calcext:value-type="float">
            <text:p>0.06802566835219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178373" calcext:value-type="float">
            <text:p>1178373</text:p>
          </table:table-cell>
          <table:table-cell office:value-type="float" office:value="1178573" calcext:value-type="float">
            <text:p>1178573</text:p>
          </table:table-cell>
          <table:table-cell table:formula="of:=AVERAGE([.D24:.E24])" office:value-type="float" office:value="1178473" calcext:value-type="float">
            <text:p>1178473</text:p>
          </table:table-cell>
          <table:table-cell table:formula="of:=[.F24]-340553" office:value-type="float" office:value="837920" calcext:value-type="float">
            <text:p>837920</text:p>
          </table:table-cell>
          <table:table-cell table:formula="of:=MOD([.G24];[.L$4])" office:value-type="float" office:value="1" calcext:value-type="float">
            <text:p>1</text:p>
          </table:table-cell>
          <table:table-cell table:formula="of:=[.F24]/[.L$4]" office:value-type="float" office:value="26.7221378200041" calcext:value-type="float">
            <text:p>26.7221378200041</text:p>
          </table:table-cell>
          <table:table-cell table:formula="of:=[.H24]*([.M$4]/[.L$4])" office:value-type="float" office:value="0.00453504455681277" calcext:value-type="float">
            <text:p>0.0045350445568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22473" calcext:value-type="float">
            <text:p>1222473</text:p>
          </table:table-cell>
          <table:table-cell office:value-type="float" office:value="1222673" calcext:value-type="float">
            <text:p>1222673</text:p>
          </table:table-cell>
          <table:table-cell table:formula="of:=AVERAGE([.D25:.E25])" office:value-type="float" office:value="1222573" calcext:value-type="float">
            <text:p>1222573</text:p>
          </table:table-cell>
          <table:table-cell table:formula="of:=[.F25]-340553" office:value-type="float" office:value="882020" calcext:value-type="float">
            <text:p>882020</text:p>
          </table:table-cell>
          <table:table-cell table:formula="of:=MOD([.G25];[.L$4])" office:value-type="float" office:value="0" calcext:value-type="float">
            <text:p>0</text:p>
          </table:table-cell>
          <table:table-cell table:formula="of:=[.F25]/[.L$4]" office:value-type="float" office:value="27.7221151447813" calcext:value-type="float">
            <text:p>27.7221151447813</text:p>
          </table:table-cell>
          <table:table-cell table:formula="of:=[.H25]*([.M$4]/[.L$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66575" calcext:value-type="float">
            <text:p>1266575</text:p>
          </table:table-cell>
          <table:table-cell office:value-type="float" office:value="1266775" calcext:value-type="float">
            <text:p>1266775</text:p>
          </table:table-cell>
          <table:table-cell table:formula="of:=AVERAGE([.D26:.E26])" office:value-type="float" office:value="1266675" calcext:value-type="float">
            <text:p>1266675</text:p>
          </table:table-cell>
          <table:table-cell table:formula="of:=[.F26]-340553" office:value-type="float" office:value="926122" calcext:value-type="float">
            <text:p>926122</text:p>
          </table:table-cell>
          <table:table-cell table:formula="of:=MOD([.G26];[.L$4])" office:value-type="float" office:value="1" calcext:value-type="float">
            <text:p>1</text:p>
          </table:table-cell>
          <table:table-cell table:formula="of:=[.F26]/[.L$4]" office:value-type="float" office:value="28.7221378200041" calcext:value-type="float">
            <text:p>28.7221378200041</text:p>
          </table:table-cell>
          <table:table-cell table:formula="of:=[.H26]*([.M$4]/[.L$4])" office:value-type="float" office:value="0.00453504455681277" calcext:value-type="float">
            <text:p>0.0045350445568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310689" calcext:value-type="float">
            <text:p>1310689</text:p>
          </table:table-cell>
          <table:table-cell office:value-type="float" office:value="1310889" calcext:value-type="float">
            <text:p>1310889</text:p>
          </table:table-cell>
          <table:table-cell table:formula="of:=AVERAGE([.D27:.E27])" office:value-type="float" office:value="1310789" calcext:value-type="float">
            <text:p>1310789</text:p>
          </table:table-cell>
          <table:table-cell table:formula="of:=[.F27]-340553" office:value-type="float" office:value="970236" calcext:value-type="float">
            <text:p>970236</text:p>
          </table:table-cell>
          <table:table-cell table:formula="of:=MOD([.G27];[.L$4])" office:value-type="float" office:value="14" calcext:value-type="float">
            <text:p>14</text:p>
          </table:table-cell>
          <table:table-cell table:formula="of:=[.F27]/[.L$4]" office:value-type="float" office:value="29.7224325979003" calcext:value-type="float">
            <text:p>29.7224325979003</text:p>
          </table:table-cell>
          <table:table-cell table:formula="of:=[.H27]*([.M$4]/[.L$4])" office:value-type="float" office:value="0.0634906237953788" calcext:value-type="float">
            <text:p>0.06349062379537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354790" calcext:value-type="float">
            <text:p>1354790</text:p>
          </table:table-cell>
          <table:table-cell office:value-type="float" office:value="1354990" calcext:value-type="float">
            <text:p>1354990</text:p>
          </table:table-cell>
          <table:table-cell table:formula="of:=AVERAGE([.D28:.E28])" office:value-type="float" office:value="1354890" calcext:value-type="float">
            <text:p>1354890</text:p>
          </table:table-cell>
          <table:table-cell table:formula="of:=[.F28]-340553" office:value-type="float" office:value="1014337" calcext:value-type="float">
            <text:p>1014337</text:p>
          </table:table-cell>
          <table:table-cell table:formula="of:=MOD([.G28];[.L$4])" office:value-type="float" office:value="14" calcext:value-type="float">
            <text:p>14</text:p>
          </table:table-cell>
          <table:table-cell table:formula="of:=[.F28]/[.L$4]" office:value-type="float" office:value="30.7224325979003" calcext:value-type="float">
            <text:p>30.7224325979003</text:p>
          </table:table-cell>
          <table:table-cell table:formula="of:=[.H28]*([.M$4]/[.L$4])" office:value-type="float" office:value="0.0634906237953788" calcext:value-type="float">
            <text:p>0.06349062379537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398891" calcext:value-type="float">
            <text:p>1398891</text:p>
          </table:table-cell>
          <table:table-cell office:value-type="float" office:value="1399091" calcext:value-type="float">
            <text:p>1399091</text:p>
          </table:table-cell>
          <table:table-cell table:formula="of:=AVERAGE([.D29:.E29])" office:value-type="float" office:value="1398991" calcext:value-type="float">
            <text:p>1398991</text:p>
          </table:table-cell>
          <table:table-cell table:formula="of:=[.F29]-340553" office:value-type="float" office:value="1058438" calcext:value-type="float">
            <text:p>1058438</text:p>
          </table:table-cell>
          <table:table-cell table:formula="of:=MOD([.G29];[.L$4])" office:value-type="float" office:value="14" calcext:value-type="float">
            <text:p>14</text:p>
          </table:table-cell>
          <table:table-cell table:formula="of:=[.F29]/[.L$4]" office:value-type="float" office:value="31.7224325979003" calcext:value-type="float">
            <text:p>31.7224325979003</text:p>
          </table:table-cell>
          <table:table-cell table:formula="of:=[.H29]*([.M$4]/[.L$4])" office:value-type="float" office:value="0.0634906237953788" calcext:value-type="float">
            <text:p>0.06349062379537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442993" calcext:value-type="float">
            <text:p>1442993</text:p>
          </table:table-cell>
          <table:table-cell office:value-type="float" office:value="1443193" calcext:value-type="float">
            <text:p>1443193</text:p>
          </table:table-cell>
          <table:table-cell table:formula="of:=AVERAGE([.D30:.E30])" office:value-type="float" office:value="1443093" calcext:value-type="float">
            <text:p>1443093</text:p>
          </table:table-cell>
          <table:table-cell table:formula="of:=[.F30]-340553" office:value-type="float" office:value="1102540" calcext:value-type="float">
            <text:p>1102540</text:p>
          </table:table-cell>
          <table:table-cell table:formula="of:=MOD([.G30];[.L$4])" office:value-type="float" office:value="15" calcext:value-type="float">
            <text:p>15</text:p>
          </table:table-cell>
          <table:table-cell table:formula="of:=[.F30]/[.L$4]" office:value-type="float" office:value="32.7224552731231" calcext:value-type="float">
            <text:p>32.7224552731231</text:p>
          </table:table-cell>
          <table:table-cell table:formula="of:=[.H30]*([.M$4]/[.L$4])" office:value-type="float" office:value="0.0680256683521916" calcext:value-type="float">
            <text:p>0.06802566835219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487081" calcext:value-type="float">
            <text:p>1487081</text:p>
          </table:table-cell>
          <table:table-cell office:value-type="float" office:value="1487281" calcext:value-type="float">
            <text:p>1487281</text:p>
          </table:table-cell>
          <table:table-cell table:formula="of:=AVERAGE([.D31:.E31])" office:value-type="float" office:value="1487181" calcext:value-type="float">
            <text:p>1487181</text:p>
          </table:table-cell>
          <table:table-cell table:formula="of:=[.F31]-340553" office:value-type="float" office:value="1146628" calcext:value-type="float">
            <text:p>1146628</text:p>
          </table:table-cell>
          <table:table-cell table:formula="of:=MOD([.G31];[.L$4])" office:value-type="float" office:value="2" calcext:value-type="float">
            <text:p>2</text:p>
          </table:table-cell>
          <table:table-cell table:formula="of:=[.F31]/[.L$4]" office:value-type="float" office:value="33.7221604952269" calcext:value-type="float">
            <text:p>33.7221604952269</text:p>
          </table:table-cell>
          <table:table-cell table:formula="of:=[.H31]*([.M$4]/[.L$4])" office:value-type="float" office:value="0.00907008911362554" calcext:value-type="float">
            <text:p>0.0090700891136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531181" calcext:value-type="float">
            <text:p>1531181</text:p>
          </table:table-cell>
          <table:table-cell office:value-type="float" office:value="1531381" calcext:value-type="float">
            <text:p>1531381</text:p>
          </table:table-cell>
          <table:table-cell table:formula="of:=AVERAGE([.D32:.E32])" office:value-type="float" office:value="1531281" calcext:value-type="float">
            <text:p>1531281</text:p>
          </table:table-cell>
          <table:table-cell table:formula="of:=[.F32]-340553" office:value-type="float" office:value="1190728" calcext:value-type="float">
            <text:p>1190728</text:p>
          </table:table-cell>
          <table:table-cell table:formula="of:=MOD([.G32];[.L$4])" office:value-type="float" office:value="1" calcext:value-type="float">
            <text:p>1</text:p>
          </table:table-cell>
          <table:table-cell table:formula="of:=[.F32]/[.L$4]" office:value-type="float" office:value="34.7221378200041" calcext:value-type="float">
            <text:p>34.7221378200041</text:p>
          </table:table-cell>
          <table:table-cell table:formula="of:=[.H32]*([.M$4]/[.L$4])" office:value-type="float" office:value="0.00453504455681277" calcext:value-type="float">
            <text:p>0.0045350445568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575284" calcext:value-type="float">
            <text:p>1575284</text:p>
          </table:table-cell>
          <table:table-cell office:value-type="float" office:value="1575484" calcext:value-type="float">
            <text:p>1575484</text:p>
          </table:table-cell>
          <table:table-cell table:formula="of:=AVERAGE([.D33:.E33])" office:value-type="float" office:value="1575384" calcext:value-type="float">
            <text:p>1575384</text:p>
          </table:table-cell>
          <table:table-cell table:formula="of:=[.F33]-340553" office:value-type="float" office:value="1234831" calcext:value-type="float">
            <text:p>1234831</text:p>
          </table:table-cell>
          <table:table-cell table:formula="of:=MOD([.G33];[.L$4])" office:value-type="float" office:value="3" calcext:value-type="float">
            <text:p>3</text:p>
          </table:table-cell>
          <table:table-cell table:formula="of:=[.F33]/[.L$4]" office:value-type="float" office:value="35.7221831704496" calcext:value-type="float">
            <text:p>35.7221831704496</text:p>
          </table:table-cell>
          <table:table-cell table:formula="of:=[.H33]*([.M$4]/[.L$4])" office:value-type="float" office:value="0.0136051336704383" calcext:value-type="float">
            <text:p>0.01360513367043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619397" calcext:value-type="float">
            <text:p>1619397</text:p>
          </table:table-cell>
          <table:table-cell office:value-type="float" office:value="1619597" calcext:value-type="float">
            <text:p>1619597</text:p>
          </table:table-cell>
          <table:table-cell table:formula="of:=AVERAGE([.D34:.E34])" office:value-type="float" office:value="1619497" calcext:value-type="float">
            <text:p>1619497</text:p>
          </table:table-cell>
          <table:table-cell table:formula="of:=[.F34]-340553" office:value-type="float" office:value="1278944" calcext:value-type="float">
            <text:p>1278944</text:p>
          </table:table-cell>
          <table:table-cell table:formula="of:=MOD([.G34];[.L$4])" office:value-type="float" office:value="15" calcext:value-type="float">
            <text:p>15</text:p>
          </table:table-cell>
          <table:table-cell table:formula="of:=[.F34]/[.L$4]" office:value-type="float" office:value="36.7224552731231" calcext:value-type="float">
            <text:p>36.7224552731231</text:p>
          </table:table-cell>
          <table:table-cell table:formula="of:=[.H34]*([.M$4]/[.L$4])" office:value-type="float" office:value="0.0680256683521916" calcext:value-type="float">
            <text:p>0.06802566835219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663498" calcext:value-type="float">
            <text:p>1663498</text:p>
          </table:table-cell>
          <table:table-cell office:value-type="float" office:value="1663698" calcext:value-type="float">
            <text:p>1663698</text:p>
          </table:table-cell>
          <table:table-cell table:formula="of:=AVERAGE([.D35:.E35])" office:value-type="float" office:value="1663598" calcext:value-type="float">
            <text:p>1663598</text:p>
          </table:table-cell>
          <table:table-cell table:formula="of:=[.F35]-340553" office:value-type="float" office:value="1323045" calcext:value-type="float">
            <text:p>1323045</text:p>
          </table:table-cell>
          <table:table-cell table:formula="of:=MOD([.G35];[.L$4])" office:value-type="float" office:value="15" calcext:value-type="float">
            <text:p>15</text:p>
          </table:table-cell>
          <table:table-cell table:formula="of:=[.F35]/[.L$4]" office:value-type="float" office:value="37.7224552731231" calcext:value-type="float">
            <text:p>37.7224552731231</text:p>
          </table:table-cell>
          <table:table-cell table:formula="of:=[.H35]*([.M$4]/[.L$4])" office:value-type="float" office:value="0.0680256683521916" calcext:value-type="float">
            <text:p>0.06802566835219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707788" calcext:value-type="float">
            <text:p>1707788</text:p>
          </table:table-cell>
          <table:table-cell office:value-type="float" office:value="1707988" calcext:value-type="float">
            <text:p>1707988</text:p>
          </table:table-cell>
          <table:table-cell table:formula="of:=AVERAGE([.D36:.E36])" office:value-type="float" office:value="1707888" calcext:value-type="float">
            <text:p>1707888</text:p>
          </table:table-cell>
          <table:table-cell table:formula="of:=[.F36]-340553" office:value-type="float" office:value="1367335" calcext:value-type="float">
            <text:p>1367335</text:p>
          </table:table-cell>
          <table:table-cell table:formula="of:=MOD([.G36];[.L$4])" office:value-type="float" office:value="204" calcext:value-type="float">
            <text:p>204</text:p>
          </table:table-cell>
          <table:table-cell table:formula="of:=[.F36]/[.L$4]" office:value-type="float" office:value="38.7267408902292" calcext:value-type="float">
            <text:p>38.7267408902292</text:p>
          </table:table-cell>
          <table:table-cell table:formula="of:=[.H36]*([.M$4]/[.L$4])" office:value-type="float" office:value="0.925149089589805" calcext:value-type="float">
            <text:p>0.9251490895898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753179" calcext:value-type="float">
            <text:p>1753179</text:p>
          </table:table-cell>
          <table:table-cell office:value-type="float" office:value="1753379" calcext:value-type="float">
            <text:p>1753379</text:p>
          </table:table-cell>
          <table:table-cell table:formula="of:=AVERAGE([.D37:.E37])" office:value-type="float" office:value="1753279" calcext:value-type="float">
            <text:p>1753279</text:p>
          </table:table-cell>
          <table:table-cell table:formula="of:=[.F37]-340553" office:value-type="float" office:value="1412726" calcext:value-type="float">
            <text:p>1412726</text:p>
          </table:table-cell>
          <table:table-cell table:formula="of:=MOD([.G37];[.L$4])" office:value-type="float" office:value="1494" calcext:value-type="float">
            <text:p>1494</text:p>
          </table:table-cell>
          <table:table-cell table:formula="of:=[.F37]/[.L$4]" office:value-type="float" office:value="39.7559919276207" calcext:value-type="float">
            <text:p>39.755991927620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822883" calcext:value-type="float">
            <text:p>1822883</text:p>
          </table:table-cell>
          <table:table-cell office:value-type="float" office:value="1823083" calcext:value-type="float">
            <text:p>1823083</text:p>
          </table:table-cell>
          <table:table-cell table:formula="of:=AVERAGE([.D38:.E38])" office:value-type="float" office:value="1822983" calcext:value-type="float">
            <text:p>1822983</text:p>
          </table:table-cell>
          <table:table-cell table:formula="of:=[.F38]-340553" office:value-type="float" office:value="1482430" calcext:value-type="float">
            <text:p>1482430</text:p>
          </table:table-cell>
          <table:table-cell table:formula="of:=MOD([.G38];[.L$4])" office:value-type="float" office:value="27097" calcext:value-type="float">
            <text:p>27097</text:p>
          </table:table-cell>
          <table:table-cell table:formula="of:=[.F38]/[.L$4]" office:value-type="float" office:value="41.3365456565611" calcext:value-type="float">
            <text:p>41.336545656561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884645" calcext:value-type="float">
            <text:p>1884645</text:p>
          </table:table-cell>
          <table:table-cell office:value-type="float" office:value="1884845" calcext:value-type="float">
            <text:p>1884845</text:p>
          </table:table-cell>
          <table:table-cell table:formula="of:=AVERAGE([.D39:.E39])" office:value-type="float" office:value="1884745" calcext:value-type="float">
            <text:p>1884745</text:p>
          </table:table-cell>
          <table:table-cell table:formula="of:=[.F39]-340553" office:value-type="float" office:value="1544192" calcext:value-type="float">
            <text:p>1544192</text:p>
          </table:table-cell>
          <table:table-cell table:formula="of:=MOD([.G39];[.L$4])" office:value-type="float" office:value="657" calcext:value-type="float">
            <text:p>657</text:p>
          </table:table-cell>
          <table:table-cell table:formula="of:=[.F39]/[.L$4]" office:value-type="float" office:value="42.7370127661504" calcext:value-type="float">
            <text:p>42.737012766150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928322" calcext:value-type="float">
            <text:p>1928322</text:p>
          </table:table-cell>
          <table:table-cell office:value-type="float" office:value="1928522" calcext:value-type="float">
            <text:p>1928522</text:p>
          </table:table-cell>
          <table:table-cell table:formula="of:=AVERAGE([.D40:.E40])" office:value-type="float" office:value="1928422" calcext:value-type="float">
            <text:p>1928422</text:p>
          </table:table-cell>
          <table:table-cell table:formula="of:=[.F40]-340553" office:value-type="float" office:value="1587869" calcext:value-type="float">
            <text:p>1587869</text:p>
          </table:table-cell>
          <table:table-cell table:formula="of:=MOD([.G40];[.L$4])" office:value-type="float" office:value="233" calcext:value-type="float">
            <text:p>233</text:p>
          </table:table-cell>
          <table:table-cell table:formula="of:=[.F40]/[.L$4]" office:value-type="float" office:value="43.72739847169" calcext:value-type="float">
            <text:p>43.72739847169</text:p>
          </table:table-cell>
          <table:table-cell table:formula="of:=[.H40]*([.M$4]/[.L$4])" office:value-type="float" office:value="1.05666538173738" calcext:value-type="float">
            <text:p>1.0566653817373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972402" calcext:value-type="float">
            <text:p>1972402</text:p>
          </table:table-cell>
          <table:table-cell office:value-type="float" office:value="1972602" calcext:value-type="float">
            <text:p>1972602</text:p>
          </table:table-cell>
          <table:table-cell table:formula="of:=AVERAGE([.D41:.E41])" office:value-type="float" office:value="1972502" calcext:value-type="float">
            <text:p>1972502</text:p>
          </table:table-cell>
          <table:table-cell table:formula="of:=[.F41]-340553" office:value-type="float" office:value="1631949" calcext:value-type="float">
            <text:p>1631949</text:p>
          </table:table-cell>
          <table:table-cell table:formula="of:=MOD([.G41];[.L$4])" office:value-type="float" office:value="212" calcext:value-type="float">
            <text:p>212</text:p>
          </table:table-cell>
          <table:table-cell table:formula="of:=[.F41]/[.L$4]" office:value-type="float" office:value="44.7269222920115" calcext:value-type="float">
            <text:p>44.7269222920115</text:p>
          </table:table-cell>
          <table:table-cell table:formula="of:=[.H41]*([.M$4]/[.L$4])" office:value-type="float" office:value="0.961429446044307" calcext:value-type="float">
            <text:p>0.96142944604430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16972" calcext:value-type="float">
            <text:p>2016972</text:p>
          </table:table-cell>
          <table:table-cell office:value-type="float" office:value="2017172" calcext:value-type="float">
            <text:p>2017172</text:p>
          </table:table-cell>
          <table:table-cell table:formula="of:=AVERAGE([.D42:.E42])" office:value-type="float" office:value="2017072" calcext:value-type="float">
            <text:p>2017072</text:p>
          </table:table-cell>
          <table:table-cell table:formula="of:=[.F42]-340553" office:value-type="float" office:value="1676519" calcext:value-type="float">
            <text:p>1676519</text:p>
          </table:table-cell>
          <table:table-cell table:formula="of:=MOD([.G42];[.L$4])" office:value-type="float" office:value="681" calcext:value-type="float">
            <text:p>681</text:p>
          </table:table-cell>
          <table:table-cell table:formula="of:=[.F42]/[.L$4]" office:value-type="float" office:value="45.7375569714972" calcext:value-type="float">
            <text:p>45.737556971497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061071" calcext:value-type="float">
            <text:p>2061071</text:p>
          </table:table-cell>
          <table:table-cell office:value-type="float" office:value="2061271" calcext:value-type="float">
            <text:p>2061271</text:p>
          </table:table-cell>
          <table:table-cell table:formula="of:=AVERAGE([.D43:.E43])" office:value-type="float" office:value="2061171" calcext:value-type="float">
            <text:p>2061171</text:p>
          </table:table-cell>
          <table:table-cell table:formula="of:=[.F43]-340553" office:value-type="float" office:value="1720618" calcext:value-type="float">
            <text:p>1720618</text:p>
          </table:table-cell>
          <table:table-cell table:formula="of:=MOD([.G43];[.L$4])" office:value-type="float" office:value="679" calcext:value-type="float">
            <text:p>679</text:p>
          </table:table-cell>
          <table:table-cell table:formula="of:=[.F43]/[.L$4]" office:value-type="float" office:value="46.7375116210517" calcext:value-type="float">
            <text:p>46.737511621051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105173" calcext:value-type="float">
            <text:p>2105173</text:p>
          </table:table-cell>
          <table:table-cell office:value-type="float" office:value="2105373" calcext:value-type="float">
            <text:p>2105373</text:p>
          </table:table-cell>
          <table:table-cell table:formula="of:=AVERAGE([.D44:.E44])" office:value-type="float" office:value="2105273" calcext:value-type="float">
            <text:p>2105273</text:p>
          </table:table-cell>
          <table:table-cell table:formula="of:=[.F44]-340553" office:value-type="float" office:value="1764720" calcext:value-type="float">
            <text:p>1764720</text:p>
          </table:table-cell>
          <table:table-cell table:formula="of:=MOD([.G44];[.L$4])" office:value-type="float" office:value="680" calcext:value-type="float">
            <text:p>680</text:p>
          </table:table-cell>
          <table:table-cell table:formula="of:=[.F44]/[.L$4]" office:value-type="float" office:value="47.7375342962745" calcext:value-type="float">
            <text:p>47.737534296274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149272" calcext:value-type="float">
            <text:p>2149272</text:p>
          </table:table-cell>
          <table:table-cell office:value-type="float" office:value="2149472" calcext:value-type="float">
            <text:p>2149472</text:p>
          </table:table-cell>
          <table:table-cell table:formula="of:=AVERAGE([.D45:.E45])" office:value-type="float" office:value="2149372" calcext:value-type="float">
            <text:p>2149372</text:p>
          </table:table-cell>
          <table:table-cell table:formula="of:=[.F45]-340553" office:value-type="float" office:value="1808819" calcext:value-type="float">
            <text:p>1808819</text:p>
          </table:table-cell>
          <table:table-cell table:formula="of:=MOD([.G45];[.L$4])" office:value-type="float" office:value="678" calcext:value-type="float">
            <text:p>678</text:p>
          </table:table-cell>
          <table:table-cell table:formula="of:=[.F45]/[.L$4]" office:value-type="float" office:value="48.7374889458289" calcext:value-type="float">
            <text:p>48.737488945828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193374" calcext:value-type="float">
            <text:p>2193374</text:p>
          </table:table-cell>
          <table:table-cell office:value-type="float" office:value="2193574" calcext:value-type="float">
            <text:p>2193574</text:p>
          </table:table-cell>
          <table:table-cell table:formula="of:=AVERAGE([.D46:.E46])" office:value-type="float" office:value="2193474" calcext:value-type="float">
            <text:p>2193474</text:p>
          </table:table-cell>
          <table:table-cell table:formula="of:=[.F46]-340553" office:value-type="float" office:value="1852921" calcext:value-type="float">
            <text:p>1852921</text:p>
          </table:table-cell>
          <table:table-cell table:formula="of:=MOD([.G46];[.L$4])" office:value-type="float" office:value="679" calcext:value-type="float">
            <text:p>679</text:p>
          </table:table-cell>
          <table:table-cell table:formula="of:=[.F46]/[.L$4]" office:value-type="float" office:value="49.7375116210517" calcext:value-type="float">
            <text:p>49.737511621051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237007" calcext:value-type="float">
            <text:p>2237007</text:p>
          </table:table-cell>
          <table:table-cell office:value-type="float" office:value="2237207" calcext:value-type="float">
            <text:p>2237207</text:p>
          </table:table-cell>
          <table:table-cell table:formula="of:=AVERAGE([.D47:.E47])" office:value-type="float" office:value="2237107" calcext:value-type="float">
            <text:p>2237107</text:p>
          </table:table-cell>
          <table:table-cell table:formula="of:=[.F47]-340553" office:value-type="float" office:value="1896554" calcext:value-type="float">
            <text:p>1896554</text:p>
          </table:table-cell>
          <table:table-cell table:formula="of:=MOD([.G47];[.L$4])" office:value-type="float" office:value="211" calcext:value-type="float">
            <text:p>211</text:p>
          </table:table-cell>
          <table:table-cell table:formula="of:=[.F47]/[.L$4]" office:value-type="float" office:value="50.7268996167887" calcext:value-type="float">
            <text:p>50.7268996167887</text:p>
          </table:table-cell>
          <table:table-cell table:formula="of:=[.H47]*([.M$4]/[.L$4])" office:value-type="float" office:value="0.956894401487495" calcext:value-type="float">
            <text:p>0.95689440148749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281112" calcext:value-type="float">
            <text:p>2281112</text:p>
          </table:table-cell>
          <table:table-cell office:value-type="float" office:value="2281312" calcext:value-type="float">
            <text:p>2281312</text:p>
          </table:table-cell>
          <table:table-cell table:formula="of:=AVERAGE([.D48:.E48])" office:value-type="float" office:value="2281212" calcext:value-type="float">
            <text:p>2281212</text:p>
          </table:table-cell>
          <table:table-cell table:formula="of:=[.F48]-340553" office:value-type="float" office:value="1940659" calcext:value-type="float">
            <text:p>1940659</text:p>
          </table:table-cell>
          <table:table-cell table:formula="of:=MOD([.G48];[.L$4])" office:value-type="float" office:value="215" calcext:value-type="float">
            <text:p>215</text:p>
          </table:table-cell>
          <table:table-cell table:formula="of:=[.F48]/[.L$4]" office:value-type="float" office:value="51.7269903176799" calcext:value-type="float">
            <text:p>51.7269903176799</text:p>
          </table:table-cell>
          <table:table-cell table:formula="of:=[.H48]*([.M$4]/[.L$4])" office:value-type="float" office:value="0.975034579714746" calcext:value-type="float">
            <text:p>0.97503457971474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325230" calcext:value-type="float">
            <text:p>2325230</text:p>
          </table:table-cell>
          <table:table-cell office:value-type="float" office:value="2325430" calcext:value-type="float">
            <text:p>2325430</text:p>
          </table:table-cell>
          <table:table-cell table:formula="of:=AVERAGE([.D49:.E49])" office:value-type="float" office:value="2325330" calcext:value-type="float">
            <text:p>2325330</text:p>
          </table:table-cell>
          <table:table-cell table:formula="of:=[.F49]-340553" office:value-type="float" office:value="1984777" calcext:value-type="float">
            <text:p>1984777</text:p>
          </table:table-cell>
          <table:table-cell table:formula="of:=MOD([.G49];[.L$4])" office:value-type="float" office:value="232" calcext:value-type="float">
            <text:p>232</text:p>
          </table:table-cell>
          <table:table-cell table:formula="of:=[.F49]/[.L$4]" office:value-type="float" office:value="52.7273757964672" calcext:value-type="float">
            <text:p>52.7273757964672</text:p>
          </table:table-cell>
          <table:table-cell table:formula="of:=[.H49]*([.M$4]/[.L$4])" office:value-type="float" office:value="1.05213033718056" calcext:value-type="float">
            <text:p>1.0521303371805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369312" calcext:value-type="float">
            <text:p>2369312</text:p>
          </table:table-cell>
          <table:table-cell office:value-type="float" office:value="2369512" calcext:value-type="float">
            <text:p>2369512</text:p>
          </table:table-cell>
          <table:table-cell table:formula="of:=AVERAGE([.D50:.E50])" office:value-type="float" office:value="2369412" calcext:value-type="float">
            <text:p>2369412</text:p>
          </table:table-cell>
          <table:table-cell table:formula="of:=[.F50]-340553" office:value-type="float" office:value="2028859" calcext:value-type="float">
            <text:p>2028859</text:p>
          </table:table-cell>
          <table:table-cell table:formula="of:=MOD([.G50];[.L$4])" office:value-type="float" office:value="213" calcext:value-type="float">
            <text:p>213</text:p>
          </table:table-cell>
          <table:table-cell table:formula="of:=[.F50]/[.L$4]" office:value-type="float" office:value="53.7269449672343" calcext:value-type="float">
            <text:p>53.7269449672343</text:p>
          </table:table-cell>
          <table:table-cell table:formula="of:=[.H50]*([.M$4]/[.L$4])" office:value-type="float" office:value="0.96596449060112" calcext:value-type="float">
            <text:p>0.965964490601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413414" calcext:value-type="float">
            <text:p>2413414</text:p>
          </table:table-cell>
          <table:table-cell office:value-type="float" office:value="2413614" calcext:value-type="float">
            <text:p>2413614</text:p>
          </table:table-cell>
          <table:table-cell table:formula="of:=AVERAGE([.D51:.E51])" office:value-type="float" office:value="2413514" calcext:value-type="float">
            <text:p>2413514</text:p>
          </table:table-cell>
          <table:table-cell table:formula="of:=[.F51]-340553" office:value-type="float" office:value="2072961" calcext:value-type="float">
            <text:p>2072961</text:p>
          </table:table-cell>
          <table:table-cell table:formula="of:=MOD([.G51];[.L$4])" office:value-type="float" office:value="214" calcext:value-type="float">
            <text:p>214</text:p>
          </table:table-cell>
          <table:table-cell table:formula="of:=[.F51]/[.L$4]" office:value-type="float" office:value="54.7269676424571" calcext:value-type="float">
            <text:p>54.7269676424571</text:p>
          </table:table-cell>
          <table:table-cell table:formula="of:=[.H51]*([.M$4]/[.L$4])" office:value-type="float" office:value="0.970499535157933" calcext:value-type="float">
            <text:p>0.9704995351579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457514" calcext:value-type="float">
            <text:p>2457514</text:p>
          </table:table-cell>
          <table:table-cell office:value-type="float" office:value="2457714" calcext:value-type="float">
            <text:p>2457714</text:p>
          </table:table-cell>
          <table:table-cell table:formula="of:=AVERAGE([.D52:.E52])" office:value-type="float" office:value="2457614" calcext:value-type="float">
            <text:p>2457614</text:p>
          </table:table-cell>
          <table:table-cell table:formula="of:=[.F52]-340553" office:value-type="float" office:value="2117061" calcext:value-type="float">
            <text:p>2117061</text:p>
          </table:table-cell>
          <table:table-cell table:formula="of:=MOD([.G52];[.L$4])" office:value-type="float" office:value="213" calcext:value-type="float">
            <text:p>213</text:p>
          </table:table-cell>
          <table:table-cell table:formula="of:=[.F52]/[.L$4]" office:value-type="float" office:value="55.7269449672343" calcext:value-type="float">
            <text:p>55.7269449672343</text:p>
          </table:table-cell>
          <table:table-cell table:formula="of:=[.H52]*([.M$4]/[.L$4])" office:value-type="float" office:value="0.96596449060112" calcext:value-type="float">
            <text:p>0.965964490601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501616" calcext:value-type="float">
            <text:p>2501616</text:p>
          </table:table-cell>
          <table:table-cell office:value-type="float" office:value="2501816" calcext:value-type="float">
            <text:p>2501816</text:p>
          </table:table-cell>
          <table:table-cell table:formula="of:=AVERAGE([.D53:.E53])" office:value-type="float" office:value="2501716" calcext:value-type="float">
            <text:p>2501716</text:p>
          </table:table-cell>
          <table:table-cell table:formula="of:=[.F53]-340553" office:value-type="float" office:value="2161163" calcext:value-type="float">
            <text:p>2161163</text:p>
          </table:table-cell>
          <table:table-cell table:formula="of:=MOD([.G53];[.L$4])" office:value-type="float" office:value="214" calcext:value-type="float">
            <text:p>214</text:p>
          </table:table-cell>
          <table:table-cell table:formula="of:=[.F53]/[.L$4]" office:value-type="float" office:value="56.7269676424571" calcext:value-type="float">
            <text:p>56.7269676424571</text:p>
          </table:table-cell>
          <table:table-cell table:formula="of:=[.H53]*([.M$4]/[.L$4])" office:value-type="float" office:value="0.970499535157933" calcext:value-type="float">
            <text:p>0.9704995351579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545719" calcext:value-type="float">
            <text:p>2545719</text:p>
          </table:table-cell>
          <table:table-cell office:value-type="float" office:value="2545919" calcext:value-type="float">
            <text:p>2545919</text:p>
          </table:table-cell>
          <table:table-cell table:formula="of:=AVERAGE([.D54:.E54])" office:value-type="float" office:value="2545819" calcext:value-type="float">
            <text:p>2545819</text:p>
          </table:table-cell>
          <table:table-cell table:formula="of:=[.F54]-340553" office:value-type="float" office:value="2205266" calcext:value-type="float">
            <text:p>2205266</text:p>
          </table:table-cell>
          <table:table-cell table:formula="of:=MOD([.G54];[.L$4])" office:value-type="float" office:value="216" calcext:value-type="float">
            <text:p>216</text:p>
          </table:table-cell>
          <table:table-cell table:formula="of:=[.F54]/[.L$4]" office:value-type="float" office:value="57.7270129929027" calcext:value-type="float">
            <text:p>57.7270129929027</text:p>
          </table:table-cell>
          <table:table-cell table:formula="of:=[.H54]*([.M$4]/[.L$4])" office:value-type="float" office:value="0.979569624271558" calcext:value-type="float">
            <text:p>0.97956962427155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589817" calcext:value-type="float">
            <text:p>2589817</text:p>
          </table:table-cell>
          <table:table-cell office:value-type="float" office:value="2590017" calcext:value-type="float">
            <text:p>2590017</text:p>
          </table:table-cell>
          <table:table-cell table:formula="of:=AVERAGE([.D55:.E55])" office:value-type="float" office:value="2589917" calcext:value-type="float">
            <text:p>2589917</text:p>
          </table:table-cell>
          <table:table-cell table:formula="of:=[.F55]-340553" office:value-type="float" office:value="2249364" calcext:value-type="float">
            <text:p>2249364</text:p>
          </table:table-cell>
          <table:table-cell table:formula="of:=MOD([.G55];[.L$4])" office:value-type="float" office:value="213" calcext:value-type="float">
            <text:p>213</text:p>
          </table:table-cell>
          <table:table-cell table:formula="of:=[.F55]/[.L$4]" office:value-type="float" office:value="58.7269449672343" calcext:value-type="float">
            <text:p>58.7269449672343</text:p>
          </table:table-cell>
          <table:table-cell table:formula="of:=[.H55]*([.M$4]/[.L$4])" office:value-type="float" office:value="0.96596449060112" calcext:value-type="float">
            <text:p>0.965964490601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633939" calcext:value-type="float">
            <text:p>2633939</text:p>
          </table:table-cell>
          <table:table-cell office:value-type="float" office:value="2634139" calcext:value-type="float">
            <text:p>2634139</text:p>
          </table:table-cell>
          <table:table-cell table:formula="of:=AVERAGE([.D56:.E56])" office:value-type="float" office:value="2634039" calcext:value-type="float">
            <text:p>2634039</text:p>
          </table:table-cell>
          <table:table-cell table:formula="of:=[.F56]-340553" office:value-type="float" office:value="2293486" calcext:value-type="float">
            <text:p>2293486</text:p>
          </table:table-cell>
          <table:table-cell table:formula="of:=MOD([.G56];[.L$4])" office:value-type="float" office:value="234" calcext:value-type="float">
            <text:p>234</text:p>
          </table:table-cell>
          <table:table-cell table:formula="of:=[.F56]/[.L$4]" office:value-type="float" office:value="59.7274211469128" calcext:value-type="float">
            <text:p>59.7274211469128</text:p>
          </table:table-cell>
          <table:table-cell table:formula="of:=[.H56]*([.M$4]/[.L$4])" office:value-type="float" office:value="1.06120042629419" calcext:value-type="float">
            <text:p>1.061200426294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678015" calcext:value-type="float">
            <text:p>2678015</text:p>
          </table:table-cell>
          <table:table-cell office:value-type="float" office:value="2678215" calcext:value-type="float">
            <text:p>2678215</text:p>
          </table:table-cell>
          <table:table-cell table:formula="of:=AVERAGE([.D57:.E57])" office:value-type="float" office:value="2678115" calcext:value-type="float">
            <text:p>2678115</text:p>
          </table:table-cell>
          <table:table-cell table:formula="of:=[.F57]-340553" office:value-type="float" office:value="2337562" calcext:value-type="float">
            <text:p>2337562</text:p>
          </table:table-cell>
          <table:table-cell table:formula="of:=MOD([.G57];[.L$4])" office:value-type="float" office:value="209" calcext:value-type="float">
            <text:p>209</text:p>
          </table:table-cell>
          <table:table-cell table:formula="of:=[.F57]/[.L$4]" office:value-type="float" office:value="60.7268542663432" calcext:value-type="float">
            <text:p>60.7268542663432</text:p>
          </table:table-cell>
          <table:table-cell table:formula="of:=[.H57]*([.M$4]/[.L$4])" office:value-type="float" office:value="0.947824312373869" calcext:value-type="float">
            <text:p>0.94782431237386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722586" calcext:value-type="float">
            <text:p>2722586</text:p>
          </table:table-cell>
          <table:table-cell office:value-type="float" office:value="2722786" calcext:value-type="float">
            <text:p>2722786</text:p>
          </table:table-cell>
          <table:table-cell table:formula="of:=AVERAGE([.D58:.E58])" office:value-type="float" office:value="2722686" calcext:value-type="float">
            <text:p>2722686</text:p>
          </table:table-cell>
          <table:table-cell table:formula="of:=[.F58]-340553" office:value-type="float" office:value="2382133" calcext:value-type="float">
            <text:p>2382133</text:p>
          </table:table-cell>
          <table:table-cell table:formula="of:=MOD([.G58];[.L$4])" office:value-type="float" office:value="679" calcext:value-type="float">
            <text:p>679</text:p>
          </table:table-cell>
          <table:table-cell table:formula="of:=[.F58]/[.L$4]" office:value-type="float" office:value="61.7375116210517" calcext:value-type="float">
            <text:p>61.737511621051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766709" calcext:value-type="float">
            <text:p>2766709</text:p>
          </table:table-cell>
          <table:table-cell office:value-type="float" office:value="2766909" calcext:value-type="float">
            <text:p>2766909</text:p>
          </table:table-cell>
          <table:table-cell table:formula="of:=AVERAGE([.D59:.E59])" office:value-type="float" office:value="2766809" calcext:value-type="float">
            <text:p>2766809</text:p>
          </table:table-cell>
          <table:table-cell table:formula="of:=[.F59]-340553" office:value-type="float" office:value="2426256" calcext:value-type="float">
            <text:p>2426256</text:p>
          </table:table-cell>
          <table:table-cell table:formula="of:=MOD([.G59];[.L$4])" office:value-type="float" office:value="701" calcext:value-type="float">
            <text:p>701</text:p>
          </table:table-cell>
          <table:table-cell table:formula="of:=[.F59]/[.L$4]" office:value-type="float" office:value="62.7380104759529" calcext:value-type="float">
            <text:p>62.738010475952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810730" calcext:value-type="float">
            <text:p>2810730</text:p>
          </table:table-cell>
          <table:table-cell office:value-type="float" office:value="2810930" calcext:value-type="float">
            <text:p>2810930</text:p>
          </table:table-cell>
          <table:table-cell table:formula="of:=AVERAGE([.D60:.E60])" office:value-type="float" office:value="2810830" calcext:value-type="float">
            <text:p>2810830</text:p>
          </table:table-cell>
          <table:table-cell table:formula="of:=[.F60]-340553" office:value-type="float" office:value="2470277" calcext:value-type="float">
            <text:p>2470277</text:p>
          </table:table-cell>
          <table:table-cell table:formula="of:=MOD([.G60];[.L$4])" office:value-type="float" office:value="621" calcext:value-type="float">
            <text:p>621</text:p>
          </table:table-cell>
          <table:table-cell table:formula="of:=[.F60]/[.L$4]" office:value-type="float" office:value="63.7361964581302" calcext:value-type="float">
            <text:p>63.736196458130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854444" calcext:value-type="float">
            <text:p>2854444</text:p>
          </table:table-cell>
          <table:table-cell office:value-type="float" office:value="2854644" calcext:value-type="float">
            <text:p>2854644</text:p>
          </table:table-cell>
          <table:table-cell table:formula="of:=AVERAGE([.D61:.E61])" office:value-type="float" office:value="2854544" calcext:value-type="float">
            <text:p>2854544</text:p>
          </table:table-cell>
          <table:table-cell table:formula="of:=[.F61]-340553" office:value-type="float" office:value="2513991" calcext:value-type="float">
            <text:p>2513991</text:p>
          </table:table-cell>
          <table:table-cell table:formula="of:=MOD([.G61];[.L$4])" office:value-type="float" office:value="234" calcext:value-type="float">
            <text:p>234</text:p>
          </table:table-cell>
          <table:table-cell table:formula="of:=[.F61]/[.L$4]" office:value-type="float" office:value="64.7274211469128" calcext:value-type="float">
            <text:p>64.7274211469128</text:p>
          </table:table-cell>
          <table:table-cell table:formula="of:=[.H61]*([.M$4]/[.L$4])" office:value-type="float" office:value="1.06120042629419" calcext:value-type="float">
            <text:p>1.061200426294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898522" calcext:value-type="float">
            <text:p>2898522</text:p>
          </table:table-cell>
          <table:table-cell office:value-type="float" office:value="2898722" calcext:value-type="float">
            <text:p>2898722</text:p>
          </table:table-cell>
          <table:table-cell table:formula="of:=AVERAGE([.D62:.E62])" office:value-type="float" office:value="2898622" calcext:value-type="float">
            <text:p>2898622</text:p>
          </table:table-cell>
          <table:table-cell table:formula="of:=[.F62]-340553" office:value-type="float" office:value="2558069" calcext:value-type="float">
            <text:p>2558069</text:p>
          </table:table-cell>
          <table:table-cell table:formula="of:=MOD([.G62];[.L$4])" office:value-type="float" office:value="211" calcext:value-type="float">
            <text:p>211</text:p>
          </table:table-cell>
          <table:table-cell table:formula="of:=[.F62]/[.L$4]" office:value-type="float" office:value="65.7268996167887" calcext:value-type="float">
            <text:p>65.7268996167887</text:p>
          </table:table-cell>
          <table:table-cell table:formula="of:=[.H62]*([.M$4]/[.L$4])" office:value-type="float" office:value="0.956894401487495" calcext:value-type="float">
            <text:p>0.95689440148749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942671" calcext:value-type="float">
            <text:p>2942671</text:p>
          </table:table-cell>
          <table:table-cell office:value-type="float" office:value="2942871" calcext:value-type="float">
            <text:p>2942871</text:p>
          </table:table-cell>
          <table:table-cell table:formula="of:=AVERAGE([.D63:.E63])" office:value-type="float" office:value="2942771" calcext:value-type="float">
            <text:p>2942771</text:p>
          </table:table-cell>
          <table:table-cell table:formula="of:=[.F63]-340553" office:value-type="float" office:value="2602218" calcext:value-type="float">
            <text:p>2602218</text:p>
          </table:table-cell>
          <table:table-cell table:formula="of:=MOD([.G63];[.L$4])" office:value-type="float" office:value="259" calcext:value-type="float">
            <text:p>259</text:p>
          </table:table-cell>
          <table:table-cell table:formula="of:=[.F63]/[.L$4]" office:value-type="float" office:value="66.7279880274824" calcext:value-type="float">
            <text:p>66.7279880274824</text:p>
          </table:table-cell>
          <table:table-cell table:formula="of:=[.H63]*([.M$4]/[.L$4])" office:value-type="float" office:value="1.17457654021451" calcext:value-type="float">
            <text:p>1.174576540214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985481" calcext:value-type="float">
            <text:p>2985481</text:p>
          </table:table-cell>
          <table:table-cell office:value-type="float" office:value="2985681" calcext:value-type="float">
            <text:p>2985681</text:p>
          </table:table-cell>
          <table:table-cell table:formula="of:=AVERAGE([.D64:.E64])" office:value-type="float" office:value="2985581" calcext:value-type="float">
            <text:p>2985581</text:p>
          </table:table-cell>
          <table:table-cell table:formula="of:=[.F64]-340553" office:value-type="float" office:value="2645028" calcext:value-type="float">
            <text:p>2645028</text:p>
          </table:table-cell>
          <table:table-cell table:formula="of:=MOD([.G64];[.L$4])" office:value-type="float" office:value="43069" calcext:value-type="float">
            <text:p>43069</text:p>
          </table:table-cell>
          <table:table-cell table:formula="of:=[.F64]/[.L$4]" office:value-type="float" office:value="67.6987143148681" calcext:value-type="float">
            <text:p>67.698714314868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030853" calcext:value-type="float">
            <text:p>3030853</text:p>
          </table:table-cell>
          <table:table-cell office:value-type="float" office:value="3031053" calcext:value-type="float">
            <text:p>3031053</text:p>
          </table:table-cell>
          <table:table-cell table:formula="of:=AVERAGE([.D65:.E65])" office:value-type="float" office:value="3030953" calcext:value-type="float">
            <text:p>3030953</text:p>
          </table:table-cell>
          <table:table-cell table:formula="of:=[.F65]-340553" office:value-type="float" office:value="2690400" calcext:value-type="float">
            <text:p>2690400</text:p>
          </table:table-cell>
          <table:table-cell table:formula="of:=MOD([.G65];[.L$4])" office:value-type="float" office:value="239" calcext:value-type="float">
            <text:p>239</text:p>
          </table:table-cell>
          <table:table-cell table:formula="of:=[.F65]/[.L$4]" office:value-type="float" office:value="68.7275345230267" calcext:value-type="float">
            <text:p>68.7275345230267</text:p>
          </table:table-cell>
          <table:table-cell table:formula="of:=[.H65]*([.M$4]/[.L$4])" office:value-type="float" office:value="1.08387564907825" calcext:value-type="float">
            <text:p>1.083875649078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074949" calcext:value-type="float">
            <text:p>3074949</text:p>
          </table:table-cell>
          <table:table-cell office:value-type="float" office:value="3075149" calcext:value-type="float">
            <text:p>3075149</text:p>
          </table:table-cell>
          <table:table-cell table:formula="of:=AVERAGE([.D66:.E66])" office:value-type="float" office:value="3075049" calcext:value-type="float">
            <text:p>3075049</text:p>
          </table:table-cell>
          <table:table-cell table:formula="of:=[.F66]-340553" office:value-type="float" office:value="2734496" calcext:value-type="float">
            <text:p>2734496</text:p>
          </table:table-cell>
          <table:table-cell table:formula="of:=MOD([.G66];[.L$4])" office:value-type="float" office:value="234" calcext:value-type="float">
            <text:p>234</text:p>
          </table:table-cell>
          <table:table-cell table:formula="of:=[.F66]/[.L$4]" office:value-type="float" office:value="69.7274211469128" calcext:value-type="float">
            <text:p>69.7274211469128</text:p>
          </table:table-cell>
          <table:table-cell table:formula="of:=[.H66]*([.M$4]/[.L$4])" office:value-type="float" office:value="1.06120042629419" calcext:value-type="float">
            <text:p>1.061200426294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120405" calcext:value-type="float">
            <text:p>3120405</text:p>
          </table:table-cell>
          <table:table-cell office:value-type="float" office:value="3120605" calcext:value-type="float">
            <text:p>3120605</text:p>
          </table:table-cell>
          <table:table-cell table:formula="of:=AVERAGE([.D67:.E67])" office:value-type="float" office:value="3120505" calcext:value-type="float">
            <text:p>3120505</text:p>
          </table:table-cell>
          <table:table-cell table:formula="of:=[.F67]-340553" office:value-type="float" office:value="2779952" calcext:value-type="float">
            <text:p>2779952</text:p>
          </table:table-cell>
          <table:table-cell table:formula="of:=MOD([.G67];[.L$4])" office:value-type="float" office:value="1589" calcext:value-type="float">
            <text:p>1589</text:p>
          </table:table-cell>
          <table:table-cell table:formula="of:=[.F67]/[.L$4]" office:value-type="float" office:value="70.7581460737852" calcext:value-type="float">
            <text:p>70.75814607378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163622" calcext:value-type="float">
            <text:p>3163622</text:p>
          </table:table-cell>
          <table:table-cell office:value-type="float" office:value="3163822" calcext:value-type="float">
            <text:p>3163822</text:p>
          </table:table-cell>
          <table:table-cell table:formula="of:=AVERAGE([.D68:.E68])" office:value-type="float" office:value="3163722" calcext:value-type="float">
            <text:p>3163722</text:p>
          </table:table-cell>
          <table:table-cell table:formula="of:=[.F68]-340553" office:value-type="float" office:value="2823169" calcext:value-type="float">
            <text:p>2823169</text:p>
          </table:table-cell>
          <table:table-cell table:formula="of:=MOD([.G68];[.L$4])" office:value-type="float" office:value="705" calcext:value-type="float">
            <text:p>705</text:p>
          </table:table-cell>
          <table:table-cell table:formula="of:=[.F68]/[.L$4]" office:value-type="float" office:value="71.7381011768441" calcext:value-type="float">
            <text:p>71.738101176844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207722" calcext:value-type="float">
            <text:p>3207722</text:p>
          </table:table-cell>
          <table:table-cell office:value-type="float" office:value="3207922" calcext:value-type="float">
            <text:p>3207922</text:p>
          </table:table-cell>
          <table:table-cell table:formula="of:=AVERAGE([.D69:.E69])" office:value-type="float" office:value="3207822" calcext:value-type="float">
            <text:p>3207822</text:p>
          </table:table-cell>
          <table:table-cell table:formula="of:=[.F69]-340553" office:value-type="float" office:value="2867269" calcext:value-type="float">
            <text:p>2867269</text:p>
          </table:table-cell>
          <table:table-cell table:formula="of:=MOD([.G69];[.L$4])" office:value-type="float" office:value="704" calcext:value-type="float">
            <text:p>704</text:p>
          </table:table-cell>
          <table:table-cell table:formula="of:=[.F69]/[.L$4]" office:value-type="float" office:value="72.7380785016213" calcext:value-type="float">
            <text:p>72.738078501621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251823" calcext:value-type="float">
            <text:p>3251823</text:p>
          </table:table-cell>
          <table:table-cell office:value-type="float" office:value="3252023" calcext:value-type="float">
            <text:p>3252023</text:p>
          </table:table-cell>
          <table:table-cell table:formula="of:=AVERAGE([.D70:.E70])" office:value-type="float" office:value="3251923" calcext:value-type="float">
            <text:p>3251923</text:p>
          </table:table-cell>
          <table:table-cell table:formula="of:=[.F70]-340553" office:value-type="float" office:value="2911370" calcext:value-type="float">
            <text:p>2911370</text:p>
          </table:table-cell>
          <table:table-cell table:formula="of:=MOD([.G70];[.L$4])" office:value-type="float" office:value="704" calcext:value-type="float">
            <text:p>704</text:p>
          </table:table-cell>
          <table:table-cell table:formula="of:=[.F70]/[.L$4]" office:value-type="float" office:value="73.7380785016213" calcext:value-type="float">
            <text:p>73.738078501621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339665" calcext:value-type="float">
            <text:p>3339665</text:p>
          </table:table-cell>
          <table:table-cell office:value-type="float" office:value="3339865" calcext:value-type="float">
            <text:p>3339865</text:p>
          </table:table-cell>
          <table:table-cell table:formula="of:=AVERAGE([.D71:.E71])" office:value-type="float" office:value="3339765" calcext:value-type="float">
            <text:p>3339765</text:p>
          </table:table-cell>
          <table:table-cell table:formula="of:=[.F71]-340553" office:value-type="float" office:value="2999212" calcext:value-type="float">
            <text:p>2999212</text:p>
          </table:table-cell>
          <table:table-cell table:formula="of:=MOD([.G71];[.L$4])" office:value-type="float" office:value="344" calcext:value-type="float">
            <text:p>344</text:p>
          </table:table-cell>
          <table:table-cell table:formula="of:=[.F71]/[.L$4]" office:value-type="float" office:value="75.729915421419" calcext:value-type="float">
            <text:p>75.72991542141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383603" calcext:value-type="float">
            <text:p>3383603</text:p>
          </table:table-cell>
          <table:table-cell office:value-type="float" office:value="3383803" calcext:value-type="float">
            <text:p>3383803</text:p>
          </table:table-cell>
          <table:table-cell table:formula="of:=AVERAGE([.D72:.E72])" office:value-type="float" office:value="3383703" calcext:value-type="float">
            <text:p>3383703</text:p>
          </table:table-cell>
          <table:table-cell table:formula="of:=[.F72]-340553" office:value-type="float" office:value="3043150" calcext:value-type="float">
            <text:p>3043150</text:p>
          </table:table-cell>
          <table:table-cell table:formula="of:=MOD([.G72];[.L$4])" office:value-type="float" office:value="181" calcext:value-type="float">
            <text:p>181</text:p>
          </table:table-cell>
          <table:table-cell table:formula="of:=[.F72]/[.L$4]" office:value-type="float" office:value="76.7262193601052" calcext:value-type="float">
            <text:p>76.7262193601052</text:p>
          </table:table-cell>
          <table:table-cell table:formula="of:=[.H72]*([.M$4]/[.L$4])" office:value-type="float" office:value="0.820843064783112" calcext:value-type="float">
            <text:p>0.8208430647831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427645" calcext:value-type="float">
            <text:p>3427645</text:p>
          </table:table-cell>
          <table:table-cell office:value-type="float" office:value="3427845" calcext:value-type="float">
            <text:p>3427845</text:p>
          </table:table-cell>
          <table:table-cell table:formula="of:=AVERAGE([.D73:.E73])" office:value-type="float" office:value="3427745" calcext:value-type="float">
            <text:p>3427745</text:p>
          </table:table-cell>
          <table:table-cell table:formula="of:=[.F73]-340553" office:value-type="float" office:value="3087192" calcext:value-type="float">
            <text:p>3087192</text:p>
          </table:table-cell>
          <table:table-cell table:formula="of:=MOD([.G73];[.L$4])" office:value-type="float" office:value="122" calcext:value-type="float">
            <text:p>122</text:p>
          </table:table-cell>
          <table:table-cell table:formula="of:=[.F73]/[.L$4]" office:value-type="float" office:value="77.724881521961" calcext:value-type="float">
            <text:p>77.724881521961</text:p>
          </table:table-cell>
          <table:table-cell table:formula="of:=[.H73]*([.M$4]/[.L$4])" office:value-type="float" office:value="0.553275435931158" calcext:value-type="float">
            <text:p>0.55327543593115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471746" calcext:value-type="float">
            <text:p>3471746</text:p>
          </table:table-cell>
          <table:table-cell office:value-type="float" office:value="3471946" calcext:value-type="float">
            <text:p>3471946</text:p>
          </table:table-cell>
          <table:table-cell table:formula="of:=AVERAGE([.D74:.E74])" office:value-type="float" office:value="3471846" calcext:value-type="float">
            <text:p>3471846</text:p>
          </table:table-cell>
          <table:table-cell table:formula="of:=[.F74]-340553" office:value-type="float" office:value="3131293" calcext:value-type="float">
            <text:p>3131293</text:p>
          </table:table-cell>
          <table:table-cell table:formula="of:=MOD([.G74];[.L$4])" office:value-type="float" office:value="122" calcext:value-type="float">
            <text:p>122</text:p>
          </table:table-cell>
          <table:table-cell table:formula="of:=[.F74]/[.L$4]" office:value-type="float" office:value="78.724881521961" calcext:value-type="float">
            <text:p>78.724881521961</text:p>
          </table:table-cell>
          <table:table-cell table:formula="of:=[.H74]*([.M$4]/[.L$4])" office:value-type="float" office:value="0.553275435931158" calcext:value-type="float">
            <text:p>0.55327543593115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515866" calcext:value-type="float">
            <text:p>3515866</text:p>
          </table:table-cell>
          <table:table-cell office:value-type="float" office:value="3516066" calcext:value-type="float">
            <text:p>3516066</text:p>
          </table:table-cell>
          <table:table-cell table:formula="of:=AVERAGE([.D75:.E75])" office:value-type="float" office:value="3515966" calcext:value-type="float">
            <text:p>3515966</text:p>
          </table:table-cell>
          <table:table-cell table:formula="of:=[.F75]-340553" office:value-type="float" office:value="3175413" calcext:value-type="float">
            <text:p>3175413</text:p>
          </table:table-cell>
          <table:table-cell table:formula="of:=MOD([.G75];[.L$4])" office:value-type="float" office:value="141" calcext:value-type="float">
            <text:p>141</text:p>
          </table:table-cell>
          <table:table-cell table:formula="of:=[.F75]/[.L$4]" office:value-type="float" office:value="79.7253123511939" calcext:value-type="float">
            <text:p>79.7253123511939</text:p>
          </table:table-cell>
          <table:table-cell table:formula="of:=[.H75]*([.M$4]/[.L$4])" office:value-type="float" office:value="0.639441282510601" calcext:value-type="float">
            <text:p>0.63944128251060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559969" calcext:value-type="float">
            <text:p>3559969</text:p>
          </table:table-cell>
          <table:table-cell office:value-type="float" office:value="3560169" calcext:value-type="float">
            <text:p>3560169</text:p>
          </table:table-cell>
          <table:table-cell table:formula="of:=AVERAGE([.D76:.E76])" office:value-type="float" office:value="3560069" calcext:value-type="float">
            <text:p>3560069</text:p>
          </table:table-cell>
          <table:table-cell table:formula="of:=[.F76]-340553" office:value-type="float" office:value="3219516" calcext:value-type="float">
            <text:p>3219516</text:p>
          </table:table-cell>
          <table:table-cell table:formula="of:=MOD([.G76];[.L$4])" office:value-type="float" office:value="143" calcext:value-type="float">
            <text:p>143</text:p>
          </table:table-cell>
          <table:table-cell table:formula="of:=[.F76]/[.L$4]" office:value-type="float" office:value="80.7253577016394" calcext:value-type="float">
            <text:p>80.7253577016394</text:p>
          </table:table-cell>
          <table:table-cell table:formula="of:=[.H76]*([.M$4]/[.L$4])" office:value-type="float" office:value="0.648511371624226" calcext:value-type="float">
            <text:p>0.6485113716242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604069" calcext:value-type="float">
            <text:p>3604069</text:p>
          </table:table-cell>
          <table:table-cell office:value-type="float" office:value="3604269" calcext:value-type="float">
            <text:p>3604269</text:p>
          </table:table-cell>
          <table:table-cell table:formula="of:=AVERAGE([.D77:.E77])" office:value-type="float" office:value="3604169" calcext:value-type="float">
            <text:p>3604169</text:p>
          </table:table-cell>
          <table:table-cell table:formula="of:=[.F77]-340553" office:value-type="float" office:value="3263616" calcext:value-type="float">
            <text:p>3263616</text:p>
          </table:table-cell>
          <table:table-cell table:formula="of:=MOD([.G77];[.L$4])" office:value-type="float" office:value="142" calcext:value-type="float">
            <text:p>142</text:p>
          </table:table-cell>
          <table:table-cell table:formula="of:=[.F77]/[.L$4]" office:value-type="float" office:value="81.7253350264166" calcext:value-type="float">
            <text:p>81.7253350264166</text:p>
          </table:table-cell>
          <table:table-cell table:formula="of:=[.H77]*([.M$4]/[.L$4])" office:value-type="float" office:value="0.643976327067414" calcext:value-type="float">
            <text:p>0.6439763270674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648169" calcext:value-type="float">
            <text:p>3648169</text:p>
          </table:table-cell>
          <table:table-cell office:value-type="float" office:value="3648369" calcext:value-type="float">
            <text:p>3648369</text:p>
          </table:table-cell>
          <table:table-cell table:formula="of:=AVERAGE([.D78:.E78])" office:value-type="float" office:value="3648269" calcext:value-type="float">
            <text:p>3648269</text:p>
          </table:table-cell>
          <table:table-cell table:formula="of:=[.F78]-340553" office:value-type="float" office:value="3307716" calcext:value-type="float">
            <text:p>3307716</text:p>
          </table:table-cell>
          <table:table-cell table:formula="of:=MOD([.G78];[.L$4])" office:value-type="float" office:value="141" calcext:value-type="float">
            <text:p>141</text:p>
          </table:table-cell>
          <table:table-cell table:formula="of:=[.F78]/[.L$4]" office:value-type="float" office:value="82.7253123511938" calcext:value-type="float">
            <text:p>82.7253123511938</text:p>
          </table:table-cell>
          <table:table-cell table:formula="of:=[.H78]*([.M$4]/[.L$4])" office:value-type="float" office:value="0.639441282510601" calcext:value-type="float">
            <text:p>0.63944128251060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692252" calcext:value-type="float">
            <text:p>3692252</text:p>
          </table:table-cell>
          <table:table-cell office:value-type="float" office:value="3692452" calcext:value-type="float">
            <text:p>3692452</text:p>
          </table:table-cell>
          <table:table-cell table:formula="of:=AVERAGE([.D79:.E79])" office:value-type="float" office:value="3692352" calcext:value-type="float">
            <text:p>3692352</text:p>
          </table:table-cell>
          <table:table-cell table:formula="of:=[.F79]-340553" office:value-type="float" office:value="3351799" calcext:value-type="float">
            <text:p>3351799</text:p>
          </table:table-cell>
          <table:table-cell table:formula="of:=MOD([.G79];[.L$4])" office:value-type="float" office:value="123" calcext:value-type="float">
            <text:p>123</text:p>
          </table:table-cell>
          <table:table-cell table:formula="of:=[.F79]/[.L$4]" office:value-type="float" office:value="83.7249041971837" calcext:value-type="float">
            <text:p>83.7249041971837</text:p>
          </table:table-cell>
          <table:table-cell table:formula="of:=[.H79]*([.M$4]/[.L$4])" office:value-type="float" office:value="0.557810480487971" calcext:value-type="float">
            <text:p>0.55781048048797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736352" calcext:value-type="float">
            <text:p>3736352</text:p>
          </table:table-cell>
          <table:table-cell office:value-type="float" office:value="3736552" calcext:value-type="float">
            <text:p>3736552</text:p>
          </table:table-cell>
          <table:table-cell table:formula="of:=AVERAGE([.D80:.E80])" office:value-type="float" office:value="3736452" calcext:value-type="float">
            <text:p>3736452</text:p>
          </table:table-cell>
          <table:table-cell table:formula="of:=[.F80]-340553" office:value-type="float" office:value="3395899" calcext:value-type="float">
            <text:p>3395899</text:p>
          </table:table-cell>
          <table:table-cell table:formula="of:=MOD([.G80];[.L$4])" office:value-type="float" office:value="122" calcext:value-type="float">
            <text:p>122</text:p>
          </table:table-cell>
          <table:table-cell table:formula="of:=[.F80]/[.L$4]" office:value-type="float" office:value="84.724881521961" calcext:value-type="float">
            <text:p>84.724881521961</text:p>
          </table:table-cell>
          <table:table-cell table:formula="of:=[.H80]*([.M$4]/[.L$4])" office:value-type="float" office:value="0.553275435931158" calcext:value-type="float">
            <text:p>0.55327543593115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780454" calcext:value-type="float">
            <text:p>3780454</text:p>
          </table:table-cell>
          <table:table-cell office:value-type="float" office:value="3780654" calcext:value-type="float">
            <text:p>3780654</text:p>
          </table:table-cell>
          <table:table-cell table:formula="of:=AVERAGE([.D81:.E81])" office:value-type="float" office:value="3780554" calcext:value-type="float">
            <text:p>3780554</text:p>
          </table:table-cell>
          <table:table-cell table:formula="of:=[.F81]-340553" office:value-type="float" office:value="3440001" calcext:value-type="float">
            <text:p>3440001</text:p>
          </table:table-cell>
          <table:table-cell table:formula="of:=MOD([.G81];[.L$4])" office:value-type="float" office:value="123" calcext:value-type="float">
            <text:p>123</text:p>
          </table:table-cell>
          <table:table-cell table:formula="of:=[.F81]/[.L$4]" office:value-type="float" office:value="85.7249041971837" calcext:value-type="float">
            <text:p>85.7249041971837</text:p>
          </table:table-cell>
          <table:table-cell table:formula="of:=[.H81]*([.M$4]/[.L$4])" office:value-type="float" office:value="0.557810480487971" calcext:value-type="float">
            <text:p>0.55781048048797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824562" calcext:value-type="float">
            <text:p>3824562</text:p>
          </table:table-cell>
          <table:table-cell office:value-type="float" office:value="3824762" calcext:value-type="float">
            <text:p>3824762</text:p>
          </table:table-cell>
          <table:table-cell table:formula="of:=AVERAGE([.D82:.E82])" office:value-type="float" office:value="3824662" calcext:value-type="float">
            <text:p>3824662</text:p>
          </table:table-cell>
          <table:table-cell table:formula="of:=[.F82]-340553" office:value-type="float" office:value="3484109" calcext:value-type="float">
            <text:p>3484109</text:p>
          </table:table-cell>
          <table:table-cell table:formula="of:=MOD([.G82];[.L$4])" office:value-type="float" office:value="130" calcext:value-type="float">
            <text:p>130</text:p>
          </table:table-cell>
          <table:table-cell table:formula="of:=[.F82]/[.L$4]" office:value-type="float" office:value="86.7250629237432" calcext:value-type="float">
            <text:p>86.7250629237432</text:p>
          </table:table-cell>
          <table:table-cell table:formula="of:=[.H82]*([.M$4]/[.L$4])" office:value-type="float" office:value="0.58955579238566" calcext:value-type="float">
            <text:p>0.5895557923856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868642" calcext:value-type="float">
            <text:p>3868642</text:p>
          </table:table-cell>
          <table:table-cell office:value-type="float" office:value="3868842" calcext:value-type="float">
            <text:p>3868842</text:p>
          </table:table-cell>
          <table:table-cell table:formula="of:=AVERAGE([.D83:.E83])" office:value-type="float" office:value="3868742" calcext:value-type="float">
            <text:p>3868742</text:p>
          </table:table-cell>
          <table:table-cell table:formula="of:=[.F83]-340553" office:value-type="float" office:value="3528189" calcext:value-type="float">
            <text:p>3528189</text:p>
          </table:table-cell>
          <table:table-cell table:formula="of:=MOD([.G83];[.L$4])" office:value-type="float" office:value="109" calcext:value-type="float">
            <text:p>109</text:p>
          </table:table-cell>
          <table:table-cell table:formula="of:=[.F83]/[.L$4]" office:value-type="float" office:value="87.7245867440648" calcext:value-type="float">
            <text:p>87.7245867440648</text:p>
          </table:table-cell>
          <table:table-cell table:formula="of:=[.H83]*([.M$4]/[.L$4])" office:value-type="float" office:value="0.494319856692592" calcext:value-type="float">
            <text:p>0.49431985669259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912743" calcext:value-type="float">
            <text:p>3912743</text:p>
          </table:table-cell>
          <table:table-cell office:value-type="float" office:value="3912943" calcext:value-type="float">
            <text:p>3912943</text:p>
          </table:table-cell>
          <table:table-cell table:formula="of:=AVERAGE([.D84:.E84])" office:value-type="float" office:value="3912843" calcext:value-type="float">
            <text:p>3912843</text:p>
          </table:table-cell>
          <table:table-cell table:formula="of:=[.F84]-340553" office:value-type="float" office:value="3572290" calcext:value-type="float">
            <text:p>3572290</text:p>
          </table:table-cell>
          <table:table-cell table:formula="of:=MOD([.G84];[.L$4])" office:value-type="float" office:value="109" calcext:value-type="float">
            <text:p>109</text:p>
          </table:table-cell>
          <table:table-cell table:formula="of:=[.F84]/[.L$4]" office:value-type="float" office:value="88.7245867440648" calcext:value-type="float">
            <text:p>88.7245867440648</text:p>
          </table:table-cell>
          <table:table-cell table:formula="of:=[.H84]*([.M$4]/[.L$4])" office:value-type="float" office:value="0.494319856692592" calcext:value-type="float">
            <text:p>0.49431985669259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956844" calcext:value-type="float">
            <text:p>3956844</text:p>
          </table:table-cell>
          <table:table-cell office:value-type="float" office:value="3957044" calcext:value-type="float">
            <text:p>3957044</text:p>
          </table:table-cell>
          <table:table-cell table:formula="of:=AVERAGE([.D85:.E85])" office:value-type="float" office:value="3956944" calcext:value-type="float">
            <text:p>3956944</text:p>
          </table:table-cell>
          <table:table-cell table:formula="of:=[.F85]-340553" office:value-type="float" office:value="3616391" calcext:value-type="float">
            <text:p>3616391</text:p>
          </table:table-cell>
          <table:table-cell table:formula="of:=MOD([.G85];[.L$4])" office:value-type="float" office:value="109" calcext:value-type="float">
            <text:p>109</text:p>
          </table:table-cell>
          <table:table-cell table:formula="of:=[.F85]/[.L$4]" office:value-type="float" office:value="89.7245867440648" calcext:value-type="float">
            <text:p>89.7245867440648</text:p>
          </table:table-cell>
          <table:table-cell table:formula="of:=[.H85]*([.M$4]/[.L$4])" office:value-type="float" office:value="0.494319856692592" calcext:value-type="float">
            <text:p>0.49431985669259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000964" calcext:value-type="float">
            <text:p>4000964</text:p>
          </table:table-cell>
          <table:table-cell office:value-type="float" office:value="4001164" calcext:value-type="float">
            <text:p>4001164</text:p>
          </table:table-cell>
          <table:table-cell table:formula="of:=AVERAGE([.D86:.E86])" office:value-type="float" office:value="4001064" calcext:value-type="float">
            <text:p>4001064</text:p>
          </table:table-cell>
          <table:table-cell table:formula="of:=[.F86]-340553" office:value-type="float" office:value="3660511" calcext:value-type="float">
            <text:p>3660511</text:p>
          </table:table-cell>
          <table:table-cell table:formula="of:=MOD([.G86];[.L$4])" office:value-type="float" office:value="128" calcext:value-type="float">
            <text:p>128</text:p>
          </table:table-cell>
          <table:table-cell table:formula="of:=[.F86]/[.L$4]" office:value-type="float" office:value="90.7250175732977" calcext:value-type="float">
            <text:p>90.7250175732977</text:p>
          </table:table-cell>
          <table:table-cell table:formula="of:=[.H86]*([.M$4]/[.L$4])" office:value-type="float" office:value="0.580485703272035" calcext:value-type="float">
            <text:p>0.5804857032720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045063" calcext:value-type="float">
            <text:p>4045063</text:p>
          </table:table-cell>
          <table:table-cell office:value-type="float" office:value="4045263" calcext:value-type="float">
            <text:p>4045263</text:p>
          </table:table-cell>
          <table:table-cell table:formula="of:=AVERAGE([.D87:.E87])" office:value-type="float" office:value="4045163" calcext:value-type="float">
            <text:p>4045163</text:p>
          </table:table-cell>
          <table:table-cell table:formula="of:=[.F87]-340553" office:value-type="float" office:value="3704610" calcext:value-type="float">
            <text:p>3704610</text:p>
          </table:table-cell>
          <table:table-cell table:formula="of:=MOD([.G87];[.L$4])" office:value-type="float" office:value="126" calcext:value-type="float">
            <text:p>126</text:p>
          </table:table-cell>
          <table:table-cell table:formula="of:=[.F87]/[.L$4]" office:value-type="float" office:value="91.7249722228521" calcext:value-type="float">
            <text:p>91.7249722228521</text:p>
          </table:table-cell>
          <table:table-cell table:formula="of:=[.H87]*([.M$4]/[.L$4])" office:value-type="float" office:value="0.571415614158409" calcext:value-type="float">
            <text:p>0.57141561415840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089163" calcext:value-type="float">
            <text:p>4089163</text:p>
          </table:table-cell>
          <table:table-cell office:value-type="float" office:value="4089363" calcext:value-type="float">
            <text:p>4089363</text:p>
          </table:table-cell>
          <table:table-cell table:formula="of:=AVERAGE([.D88:.E88])" office:value-type="float" office:value="4089263" calcext:value-type="float">
            <text:p>4089263</text:p>
          </table:table-cell>
          <table:table-cell table:formula="of:=[.F88]-340553" office:value-type="float" office:value="3748710" calcext:value-type="float">
            <text:p>3748710</text:p>
          </table:table-cell>
          <table:table-cell table:formula="of:=MOD([.G88];[.L$4])" office:value-type="float" office:value="125" calcext:value-type="float">
            <text:p>125</text:p>
          </table:table-cell>
          <table:table-cell table:formula="of:=[.F88]/[.L$4]" office:value-type="float" office:value="92.7249495476293" calcext:value-type="float">
            <text:p>92.7249495476293</text:p>
          </table:table-cell>
          <table:table-cell table:formula="of:=[.H88]*([.M$4]/[.L$4])" office:value-type="float" office:value="0.566880569601596" calcext:value-type="float">
            <text:p>0.56688056960159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133266" calcext:value-type="float">
            <text:p>4133266</text:p>
          </table:table-cell>
          <table:table-cell office:value-type="float" office:value="4133466" calcext:value-type="float">
            <text:p>4133466</text:p>
          </table:table-cell>
          <table:table-cell table:formula="of:=AVERAGE([.D89:.E89])" office:value-type="float" office:value="4133366" calcext:value-type="float">
            <text:p>4133366</text:p>
          </table:table-cell>
          <table:table-cell table:formula="of:=[.F89]-340553" office:value-type="float" office:value="3792813" calcext:value-type="float">
            <text:p>3792813</text:p>
          </table:table-cell>
          <table:table-cell table:formula="of:=MOD([.G89];[.L$4])" office:value-type="float" office:value="127" calcext:value-type="float">
            <text:p>127</text:p>
          </table:table-cell>
          <table:table-cell table:formula="of:=[.F89]/[.L$4]" office:value-type="float" office:value="93.7249948980749" calcext:value-type="float">
            <text:p>93.7249948980749</text:p>
          </table:table-cell>
          <table:table-cell table:formula="of:=[.H89]*([.M$4]/[.L$4])" office:value-type="float" office:value="0.575950658715222" calcext:value-type="float">
            <text:p>0.5759506587152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177367" calcext:value-type="float">
            <text:p>4177367</text:p>
          </table:table-cell>
          <table:table-cell office:value-type="float" office:value="4177567" calcext:value-type="float">
            <text:p>4177567</text:p>
          </table:table-cell>
          <table:table-cell table:formula="of:=AVERAGE([.D90:.E90])" office:value-type="float" office:value="4177467" calcext:value-type="float">
            <text:p>4177467</text:p>
          </table:table-cell>
          <table:table-cell table:formula="of:=[.F90]-340553" office:value-type="float" office:value="3836914" calcext:value-type="float">
            <text:p>3836914</text:p>
          </table:table-cell>
          <table:table-cell table:formula="of:=MOD([.G90];[.L$4])" office:value-type="float" office:value="127" calcext:value-type="float">
            <text:p>127</text:p>
          </table:table-cell>
          <table:table-cell table:formula="of:=[.F90]/[.L$4]" office:value-type="float" office:value="94.7249948980749" calcext:value-type="float">
            <text:p>94.7249948980749</text:p>
          </table:table-cell>
          <table:table-cell table:formula="of:=[.H90]*([.M$4]/[.L$4])" office:value-type="float" office:value="0.575950658715222" calcext:value-type="float">
            <text:p>0.5759506587152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221468" calcext:value-type="float">
            <text:p>4221468</text:p>
          </table:table-cell>
          <table:table-cell office:value-type="float" office:value="4221668" calcext:value-type="float">
            <text:p>4221668</text:p>
          </table:table-cell>
          <table:table-cell table:formula="of:=AVERAGE([.D91:.E91])" office:value-type="float" office:value="4221568" calcext:value-type="float">
            <text:p>4221568</text:p>
          </table:table-cell>
          <table:table-cell table:formula="of:=[.F91]-340553" office:value-type="float" office:value="3881015" calcext:value-type="float">
            <text:p>3881015</text:p>
          </table:table-cell>
          <table:table-cell table:formula="of:=MOD([.G91];[.L$4])" office:value-type="float" office:value="127" calcext:value-type="float">
            <text:p>127</text:p>
          </table:table-cell>
          <table:table-cell table:formula="of:=[.F91]/[.L$4]" office:value-type="float" office:value="95.7249948980749" calcext:value-type="float">
            <text:p>95.7249948980749</text:p>
          </table:table-cell>
          <table:table-cell table:formula="of:=[.H91]*([.M$4]/[.L$4])" office:value-type="float" office:value="0.575950658715222" calcext:value-type="float">
            <text:p>0.5759506587152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265569" calcext:value-type="float">
            <text:p>4265569</text:p>
          </table:table-cell>
          <table:table-cell office:value-type="float" office:value="4265769" calcext:value-type="float">
            <text:p>4265769</text:p>
          </table:table-cell>
          <table:table-cell table:formula="of:=AVERAGE([.D92:.E92])" office:value-type="float" office:value="4265669" calcext:value-type="float">
            <text:p>4265669</text:p>
          </table:table-cell>
          <table:table-cell table:formula="of:=[.F92]-340553" office:value-type="float" office:value="3925116" calcext:value-type="float">
            <text:p>3925116</text:p>
          </table:table-cell>
          <table:table-cell table:formula="of:=MOD([.G92];[.L$4])" office:value-type="float" office:value="127" calcext:value-type="float">
            <text:p>127</text:p>
          </table:table-cell>
          <table:table-cell table:formula="of:=[.F92]/[.L$4]" office:value-type="float" office:value="96.7249948980749" calcext:value-type="float">
            <text:p>96.7249948980749</text:p>
          </table:table-cell>
          <table:table-cell table:formula="of:=[.H92]*([.M$4]/[.L$4])" office:value-type="float" office:value="0.575950658715222" calcext:value-type="float">
            <text:p>0.5759506587152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309684" calcext:value-type="float">
            <text:p>4309684</text:p>
          </table:table-cell>
          <table:table-cell office:value-type="float" office:value="4309884" calcext:value-type="float">
            <text:p>4309884</text:p>
          </table:table-cell>
          <table:table-cell table:formula="of:=AVERAGE([.D93:.E93])" office:value-type="float" office:value="4309784" calcext:value-type="float">
            <text:p>4309784</text:p>
          </table:table-cell>
          <table:table-cell table:formula="of:=[.F93]-340553" office:value-type="float" office:value="3969231" calcext:value-type="float">
            <text:p>3969231</text:p>
          </table:table-cell>
          <table:table-cell table:formula="of:=MOD([.G93];[.L$4])" office:value-type="float" office:value="141" calcext:value-type="float">
            <text:p>141</text:p>
          </table:table-cell>
          <table:table-cell table:formula="of:=[.F93]/[.L$4]" office:value-type="float" office:value="97.7253123511938" calcext:value-type="float">
            <text:p>97.7253123511938</text:p>
          </table:table-cell>
          <table:table-cell table:formula="of:=[.H93]*([.M$4]/[.L$4])" office:value-type="float" office:value="0.639441282510601" calcext:value-type="float">
            <text:p>0.63944128251060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357525" calcext:value-type="float">
            <text:p>4357525</text:p>
          </table:table-cell>
          <table:table-cell office:value-type="float" office:value="4357725" calcext:value-type="float">
            <text:p>4357725</text:p>
          </table:table-cell>
          <table:table-cell table:formula="of:=AVERAGE([.D94:.E94])" office:value-type="float" office:value="4357625" calcext:value-type="float">
            <text:p>4357625</text:p>
          </table:table-cell>
          <table:table-cell table:formula="of:=[.F94]-340553" office:value-type="float" office:value="4017072" calcext:value-type="float">
            <text:p>4017072</text:p>
          </table:table-cell>
          <table:table-cell table:formula="of:=MOD([.G94];[.L$4])" office:value-type="float" office:value="3881" calcext:value-type="float">
            <text:p>3881</text:p>
          </table:table-cell>
          <table:table-cell table:formula="of:=[.F94]/[.L$4]" office:value-type="float" office:value="98.8101176844063" calcext:value-type="float">
            <text:p>98.810117684406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401468" calcext:value-type="float">
            <text:p>4401468</text:p>
          </table:table-cell>
          <table:table-cell office:value-type="float" office:value="4401668" calcext:value-type="float">
            <text:p>4401668</text:p>
          </table:table-cell>
          <table:table-cell table:formula="of:=AVERAGE([.D95:.E95])" office:value-type="float" office:value="4401568" calcext:value-type="float">
            <text:p>4401568</text:p>
          </table:table-cell>
          <table:table-cell table:formula="of:=[.F95]-340553" office:value-type="float" office:value="4061015" calcext:value-type="float">
            <text:p>4061015</text:p>
          </table:table-cell>
          <table:table-cell table:formula="of:=MOD([.G95];[.L$4])" office:value-type="float" office:value="3723" calcext:value-type="float">
            <text:p>3723</text:p>
          </table:table-cell>
          <table:table-cell table:formula="of:=[.F95]/[.L$4]" office:value-type="float" office:value="99.8065349992064" calcext:value-type="float">
            <text:p>99.806534999206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442097" calcext:value-type="float">
            <text:p>4442097</text:p>
          </table:table-cell>
          <table:table-cell office:value-type="float" office:value="4442297" calcext:value-type="float">
            <text:p>4442297</text:p>
          </table:table-cell>
          <table:table-cell table:formula="of:=AVERAGE([.D96:.E96])" office:value-type="float" office:value="4442197" calcext:value-type="float">
            <text:p>4442197</text:p>
          </table:table-cell>
          <table:table-cell table:formula="of:=[.F96]-340553" office:value-type="float" office:value="4101644" calcext:value-type="float">
            <text:p>4101644</text:p>
          </table:table-cell>
          <table:table-cell table:formula="of:=MOD([.G96];[.L$4])" office:value-type="float" office:value="251" calcext:value-type="float">
            <text:p>251</text:p>
          </table:table-cell>
          <table:table-cell table:formula="of:=[.F96]/[.L$4]" office:value-type="float" office:value="100.7278066257" calcext:value-type="float">
            <text:p>100.7278066257</text:p>
          </table:table-cell>
          <table:table-cell table:formula="of:=[.H96]*([.M$4]/[.L$4])" office:value-type="float" office:value="1.13829618376001" calcext:value-type="float">
            <text:p>1.1382961837600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486193" calcext:value-type="float">
            <text:p>4486193</text:p>
          </table:table-cell>
          <table:table-cell office:value-type="float" office:value="4486393" calcext:value-type="float">
            <text:p>4486393</text:p>
          </table:table-cell>
          <table:table-cell table:formula="of:=AVERAGE([.D97:.E97])" office:value-type="float" office:value="4486293" calcext:value-type="float">
            <text:p>4486293</text:p>
          </table:table-cell>
          <table:table-cell table:formula="of:=[.F97]-340553" office:value-type="float" office:value="4145740" calcext:value-type="float">
            <text:p>4145740</text:p>
          </table:table-cell>
          <table:table-cell table:formula="of:=MOD([.G97];[.L$4])" office:value-type="float" office:value="246" calcext:value-type="float">
            <text:p>246</text:p>
          </table:table-cell>
          <table:table-cell table:formula="of:=[.F97]/[.L$4]" office:value-type="float" office:value="101.727693249586" calcext:value-type="float">
            <text:p>101.727693249586</text:p>
          </table:table-cell>
          <table:table-cell table:formula="of:=[.H97]*([.M$4]/[.L$4])" office:value-type="float" office:value="1.11562096097594" calcext:value-type="float">
            <text:p>1.1156209609759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530309" calcext:value-type="float">
            <text:p>4530309</text:p>
          </table:table-cell>
          <table:table-cell office:value-type="float" office:value="4530509" calcext:value-type="float">
            <text:p>4530509</text:p>
          </table:table-cell>
          <table:table-cell table:formula="of:=AVERAGE([.D98:.E98])" office:value-type="float" office:value="4530409" calcext:value-type="float">
            <text:p>4530409</text:p>
          </table:table-cell>
          <table:table-cell table:formula="of:=[.F98]-340553" office:value-type="float" office:value="4189856" calcext:value-type="float">
            <text:p>4189856</text:p>
          </table:table-cell>
          <table:table-cell table:formula="of:=MOD([.G98];[.L$4])" office:value-type="float" office:value="261" calcext:value-type="float">
            <text:p>261</text:p>
          </table:table-cell>
          <table:table-cell table:formula="of:=[.F98]/[.L$4]" office:value-type="float" office:value="102.728033377928" calcext:value-type="float">
            <text:p>102.728033377928</text:p>
          </table:table-cell>
          <table:table-cell table:formula="of:=[.H98]*([.M$4]/[.L$4])" office:value-type="float" office:value="1.18364662932813" calcext:value-type="float">
            <text:p>1.183646629328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574412" calcext:value-type="float">
            <text:p>4574412</text:p>
          </table:table-cell>
          <table:table-cell office:value-type="float" office:value="4574612" calcext:value-type="float">
            <text:p>4574612</text:p>
          </table:table-cell>
          <table:table-cell table:formula="of:=AVERAGE([.D99:.E99])" office:value-type="float" office:value="4574512" calcext:value-type="float">
            <text:p>4574512</text:p>
          </table:table-cell>
          <table:table-cell table:formula="of:=[.F99]-340553" office:value-type="float" office:value="4233959" calcext:value-type="float">
            <text:p>4233959</text:p>
          </table:table-cell>
          <table:table-cell table:formula="of:=MOD([.G99];[.L$4])" office:value-type="float" office:value="263" calcext:value-type="float">
            <text:p>263</text:p>
          </table:table-cell>
          <table:table-cell table:formula="of:=[.F99]/[.L$4]" office:value-type="float" office:value="103.728078728374" calcext:value-type="float">
            <text:p>103.728078728374</text:p>
          </table:table-cell>
          <table:table-cell table:formula="of:=[.H99]*([.M$4]/[.L$4])" office:value-type="float" office:value="1.19271671844176" calcext:value-type="float">
            <text:p>1.1927167184417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618514" calcext:value-type="float">
            <text:p>4618514</text:p>
          </table:table-cell>
          <table:table-cell office:value-type="float" office:value="4618714" calcext:value-type="float">
            <text:p>4618714</text:p>
          </table:table-cell>
          <table:table-cell table:formula="of:=AVERAGE([.D100:.E100])" office:value-type="float" office:value="4618614" calcext:value-type="float">
            <text:p>4618614</text:p>
          </table:table-cell>
          <table:table-cell table:formula="of:=[.F100]-340553" office:value-type="float" office:value="4278061" calcext:value-type="float">
            <text:p>4278061</text:p>
          </table:table-cell>
          <table:table-cell table:formula="of:=MOD([.G100];[.L$4])" office:value-type="float" office:value="264" calcext:value-type="float">
            <text:p>264</text:p>
          </table:table-cell>
          <table:table-cell table:formula="of:=[.F100]/[.L$4]" office:value-type="float" office:value="104.728101403596" calcext:value-type="float">
            <text:p>104.728101403596</text:p>
          </table:table-cell>
          <table:table-cell table:formula="of:=[.H100]*([.M$4]/[.L$4])" office:value-type="float" office:value="1.19725176299857" calcext:value-type="float">
            <text:p>1.1972517629985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664277" calcext:value-type="float">
            <text:p>4664277</text:p>
          </table:table-cell>
          <table:table-cell office:value-type="float" office:value="4664477" calcext:value-type="float">
            <text:p>4664477</text:p>
          </table:table-cell>
          <table:table-cell table:formula="of:=AVERAGE([.D101:.E101])" office:value-type="float" office:value="4664377" calcext:value-type="float">
            <text:p>4664377</text:p>
          </table:table-cell>
          <table:table-cell table:formula="of:=[.F101]-340553" office:value-type="float" office:value="4323824" calcext:value-type="float">
            <text:p>4323824</text:p>
          </table:table-cell>
          <table:table-cell table:formula="of:=MOD([.G101];[.L$4])" office:value-type="float" office:value="1926" calcext:value-type="float">
            <text:p>1926</text:p>
          </table:table-cell>
          <table:table-cell table:formula="of:=[.F101]/[.L$4]" office:value-type="float" office:value="105.765787623863" calcext:value-type="float">
            <text:p>105.76578762386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708001" calcext:value-type="float">
            <text:p>4708001</text:p>
          </table:table-cell>
          <table:table-cell office:value-type="float" office:value="4708201" calcext:value-type="float">
            <text:p>4708201</text:p>
          </table:table-cell>
          <table:table-cell table:formula="of:=AVERAGE([.D102:.E102])" office:value-type="float" office:value="4708101" calcext:value-type="float">
            <text:p>4708101</text:p>
          </table:table-cell>
          <table:table-cell table:formula="of:=[.F102]-340553" office:value-type="float" office:value="4367548" calcext:value-type="float">
            <text:p>4367548</text:p>
          </table:table-cell>
          <table:table-cell table:formula="of:=MOD([.G102];[.L$4])" office:value-type="float" office:value="1549" calcext:value-type="float">
            <text:p>1549</text:p>
          </table:table-cell>
          <table:table-cell table:formula="of:=[.F102]/[.L$4]" office:value-type="float" office:value="106.757239064874" calcext:value-type="float">
            <text:p>106.75723906487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750862" calcext:value-type="float">
            <text:p>4750862</text:p>
          </table:table-cell>
          <table:table-cell office:value-type="float" office:value="4751062" calcext:value-type="float">
            <text:p>4751062</text:p>
          </table:table-cell>
          <table:table-cell table:formula="of:=AVERAGE([.D103:.E103])" office:value-type="float" office:value="4750962" calcext:value-type="float">
            <text:p>4750962</text:p>
          </table:table-cell>
          <table:table-cell table:formula="of:=[.F103]-340553" office:value-type="float" office:value="4410409" calcext:value-type="float">
            <text:p>4410409</text:p>
          </table:table-cell>
          <table:table-cell table:formula="of:=MOD([.G103];[.L$4])" office:value-type="float" office:value="309" calcext:value-type="float">
            <text:p>309</text:p>
          </table:table-cell>
          <table:table-cell table:formula="of:=[.F103]/[.L$4]" office:value-type="float" office:value="107.729121788622" calcext:value-type="float">
            <text:p>107.729121788622</text:p>
          </table:table-cell>
          <table:table-cell table:formula="of:=[.H103]*([.M$4]/[.L$4])" office:value-type="float" office:value="1.40132876805515" calcext:value-type="float">
            <text:p>1.401328768055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794940" calcext:value-type="float">
            <text:p>4794940</text:p>
          </table:table-cell>
          <table:table-cell office:value-type="float" office:value="4795140" calcext:value-type="float">
            <text:p>4795140</text:p>
          </table:table-cell>
          <table:table-cell table:formula="of:=AVERAGE([.D104:.E104])" office:value-type="float" office:value="4795040" calcext:value-type="float">
            <text:p>4795040</text:p>
          </table:table-cell>
          <table:table-cell table:formula="of:=[.F104]-340553" office:value-type="float" office:value="4454487" calcext:value-type="float">
            <text:p>4454487</text:p>
          </table:table-cell>
          <table:table-cell table:formula="of:=MOD([.G104];[.L$4])" office:value-type="float" office:value="286" calcext:value-type="float">
            <text:p>286</text:p>
          </table:table-cell>
          <table:table-cell table:formula="of:=[.F104]/[.L$4]" office:value-type="float" office:value="108.728600258498" calcext:value-type="float">
            <text:p>108.728600258498</text:p>
          </table:table-cell>
          <table:table-cell table:formula="of:=[.H104]*([.M$4]/[.L$4])" office:value-type="float" office:value="1.29702274324845" calcext:value-type="float">
            <text:p>1.2970227432484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840328" calcext:value-type="float">
            <text:p>4840328</text:p>
          </table:table-cell>
          <table:table-cell office:value-type="float" office:value="4840528" calcext:value-type="float">
            <text:p>4840528</text:p>
          </table:table-cell>
          <table:table-cell table:formula="of:=AVERAGE([.D105:.E105])" office:value-type="float" office:value="4840428" calcext:value-type="float">
            <text:p>4840428</text:p>
          </table:table-cell>
          <table:table-cell table:formula="of:=[.F105]-340553" office:value-type="float" office:value="4499875" calcext:value-type="float">
            <text:p>4499875</text:p>
          </table:table-cell>
          <table:table-cell table:formula="of:=MOD([.G105];[.L$4])" office:value-type="float" office:value="1573" calcext:value-type="float">
            <text:p>1573</text:p>
          </table:table-cell>
          <table:table-cell table:formula="of:=[.F105]/[.L$4]" office:value-type="float" office:value="109.757783270221" calcext:value-type="float">
            <text:p>109.75778327022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884762" calcext:value-type="float">
            <text:p>4884762</text:p>
          </table:table-cell>
          <table:table-cell office:value-type="float" office:value="4884962" calcext:value-type="float">
            <text:p>4884962</text:p>
          </table:table-cell>
          <table:table-cell table:formula="of:=AVERAGE([.D106:.E106])" office:value-type="float" office:value="4884862" calcext:value-type="float">
            <text:p>4884862</text:p>
          </table:table-cell>
          <table:table-cell table:formula="of:=[.F106]-340553" office:value-type="float" office:value="4544309" calcext:value-type="float">
            <text:p>4544309</text:p>
          </table:table-cell>
          <table:table-cell table:formula="of:=MOD([.G106];[.L$4])" office:value-type="float" office:value="1906" calcext:value-type="float">
            <text:p>1906</text:p>
          </table:table-cell>
          <table:table-cell table:formula="of:=[.F106]/[.L$4]" office:value-type="float" office:value="110.765334119408" calcext:value-type="float">
            <text:p>110.76533411940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928633" calcext:value-type="float">
            <text:p>4928633</text:p>
          </table:table-cell>
          <table:table-cell office:value-type="float" office:value="4928833" calcext:value-type="float">
            <text:p>4928833</text:p>
          </table:table-cell>
          <table:table-cell table:formula="of:=AVERAGE([.D107:.E107])" office:value-type="float" office:value="4928733" calcext:value-type="float">
            <text:p>4928733</text:p>
          </table:table-cell>
          <table:table-cell table:formula="of:=[.F107]-340553" office:value-type="float" office:value="4588180" calcext:value-type="float">
            <text:p>4588180</text:p>
          </table:table-cell>
          <table:table-cell table:formula="of:=MOD([.G107];[.L$4])" office:value-type="float" office:value="1676" calcext:value-type="float">
            <text:p>1676</text:p>
          </table:table-cell>
          <table:table-cell table:formula="of:=[.F107]/[.L$4]" office:value-type="float" office:value="111.760118818167" calcext:value-type="float">
            <text:p>111.76011881816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002537" calcext:value-type="float">
            <text:p>5002537</text:p>
          </table:table-cell>
          <table:table-cell office:value-type="float" office:value="5002737" calcext:value-type="float">
            <text:p>5002737</text:p>
          </table:table-cell>
          <table:table-cell table:formula="of:=AVERAGE([.D108:.E108])" office:value-type="float" office:value="5002637" calcext:value-type="float">
            <text:p>5002637</text:p>
          </table:table-cell>
          <table:table-cell table:formula="of:=[.F108]-340553" office:value-type="float" office:value="4662084" calcext:value-type="float">
            <text:p>4662084</text:p>
          </table:table-cell>
          <table:table-cell table:formula="of:=MOD([.G108];[.L$4])" office:value-type="float" office:value="31479" calcext:value-type="float">
            <text:p>31479</text:p>
          </table:table-cell>
          <table:table-cell table:formula="of:=[.F108]/[.L$4]" office:value-type="float" office:value="113.435908482801" calcext:value-type="float">
            <text:p>113.4359084828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061600" calcext:value-type="float">
            <text:p>5061600</text:p>
          </table:table-cell>
          <table:table-cell office:value-type="float" office:value="5061800" calcext:value-type="float">
            <text:p>5061800</text:p>
          </table:table-cell>
          <table:table-cell table:formula="of:=AVERAGE([.D109:.E109])" office:value-type="float" office:value="5061700" calcext:value-type="float">
            <text:p>5061700</text:p>
          </table:table-cell>
          <table:table-cell table:formula="of:=[.F109]-340553" office:value-type="float" office:value="4721147" calcext:value-type="float">
            <text:p>4721147</text:p>
          </table:table-cell>
          <table:table-cell table:formula="of:=MOD([.G109];[.L$4])" office:value-type="float" office:value="2340" calcext:value-type="float">
            <text:p>2340</text:p>
          </table:table-cell>
          <table:table-cell table:formula="of:=[.F109]/[.L$4]" office:value-type="float" office:value="114.775175166096" calcext:value-type="float">
            <text:p>114.77517516609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105662" calcext:value-type="float">
            <text:p>5105662</text:p>
          </table:table-cell>
          <table:table-cell office:value-type="float" office:value="5105862" calcext:value-type="float">
            <text:p>5105862</text:p>
          </table:table-cell>
          <table:table-cell table:formula="of:=AVERAGE([.D110:.E110])" office:value-type="float" office:value="5105762" calcext:value-type="float">
            <text:p>5105762</text:p>
          </table:table-cell>
          <table:table-cell table:formula="of:=[.F110]-340553" office:value-type="float" office:value="4765209" calcext:value-type="float">
            <text:p>4765209</text:p>
          </table:table-cell>
          <table:table-cell table:formula="of:=MOD([.G110];[.L$4])" office:value-type="float" office:value="2301" calcext:value-type="float">
            <text:p>2301</text:p>
          </table:table-cell>
          <table:table-cell table:formula="of:=[.F110]/[.L$4]" office:value-type="float" office:value="115.774290832407" calcext:value-type="float">
            <text:p>115.77429083240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149740" calcext:value-type="float">
            <text:p>5149740</text:p>
          </table:table-cell>
          <table:table-cell office:value-type="float" office:value="5149940" calcext:value-type="float">
            <text:p>5149940</text:p>
          </table:table-cell>
          <table:table-cell table:formula="of:=AVERAGE([.D111:.E111])" office:value-type="float" office:value="5149840" calcext:value-type="float">
            <text:p>5149840</text:p>
          </table:table-cell>
          <table:table-cell table:formula="of:=[.F111]-340553" office:value-type="float" office:value="4809287" calcext:value-type="float">
            <text:p>4809287</text:p>
          </table:table-cell>
          <table:table-cell table:formula="of:=MOD([.G111];[.L$4])" office:value-type="float" office:value="2278" calcext:value-type="float">
            <text:p>2278</text:p>
          </table:table-cell>
          <table:table-cell table:formula="of:=[.F111]/[.L$4]" office:value-type="float" office:value="116.773769302283" calcext:value-type="float">
            <text:p>116.77376930228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194170" calcext:value-type="float">
            <text:p>5194170</text:p>
          </table:table-cell>
          <table:table-cell office:value-type="float" office:value="5194370" calcext:value-type="float">
            <text:p>5194370</text:p>
          </table:table-cell>
          <table:table-cell table:formula="of:=AVERAGE([.D112:.E112])" office:value-type="float" office:value="5194270" calcext:value-type="float">
            <text:p>5194270</text:p>
          </table:table-cell>
          <table:table-cell table:formula="of:=[.F112]-340553" office:value-type="float" office:value="4853717" calcext:value-type="float">
            <text:p>4853717</text:p>
          </table:table-cell>
          <table:table-cell table:formula="of:=MOD([.G112];[.L$4])" office:value-type="float" office:value="2607" calcext:value-type="float">
            <text:p>2607</text:p>
          </table:table-cell>
          <table:table-cell table:formula="of:=[.F112]/[.L$4]" office:value-type="float" office:value="117.781229450579" calcext:value-type="float">
            <text:p>117.78122945057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239461" calcext:value-type="float">
            <text:p>5239461</text:p>
          </table:table-cell>
          <table:table-cell office:value-type="float" office:value="5239661" calcext:value-type="float">
            <text:p>5239661</text:p>
          </table:table-cell>
          <table:table-cell table:formula="of:=AVERAGE([.D113:.E113])" office:value-type="float" office:value="5239561" calcext:value-type="float">
            <text:p>5239561</text:p>
          </table:table-cell>
          <table:table-cell table:formula="of:=[.F113]-340553" office:value-type="float" office:value="4899008" calcext:value-type="float">
            <text:p>4899008</text:p>
          </table:table-cell>
          <table:table-cell table:formula="of:=MOD([.G113];[.L$4])" office:value-type="float" office:value="3797" calcext:value-type="float">
            <text:p>3797</text:p>
          </table:table-cell>
          <table:table-cell table:formula="of:=[.F113]/[.L$4]" office:value-type="float" office:value="118.808212965692" calcext:value-type="float">
            <text:p>118.80821296569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283562" calcext:value-type="float">
            <text:p>5283562</text:p>
          </table:table-cell>
          <table:table-cell office:value-type="float" office:value="5283762" calcext:value-type="float">
            <text:p>5283762</text:p>
          </table:table-cell>
          <table:table-cell table:formula="of:=AVERAGE([.D114:.E114])" office:value-type="float" office:value="5283662" calcext:value-type="float">
            <text:p>5283662</text:p>
          </table:table-cell>
          <table:table-cell table:formula="of:=[.F114]-340553" office:value-type="float" office:value="4943109" calcext:value-type="float">
            <text:p>4943109</text:p>
          </table:table-cell>
          <table:table-cell table:formula="of:=MOD([.G114];[.L$4])" office:value-type="float" office:value="3797" calcext:value-type="float">
            <text:p>3797</text:p>
          </table:table-cell>
          <table:table-cell table:formula="of:=[.F114]/[.L$4]" office:value-type="float" office:value="119.808212965692" calcext:value-type="float">
            <text:p>119.80821296569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328145" calcext:value-type="float">
            <text:p>5328145</text:p>
          </table:table-cell>
          <table:table-cell office:value-type="float" office:value="5328345" calcext:value-type="float">
            <text:p>5328345</text:p>
          </table:table-cell>
          <table:table-cell table:formula="of:=AVERAGE([.D115:.E115])" office:value-type="float" office:value="5328245" calcext:value-type="float">
            <text:p>5328245</text:p>
          </table:table-cell>
          <table:table-cell table:formula="of:=[.F115]-340553" office:value-type="float" office:value="4987692" calcext:value-type="float">
            <text:p>4987692</text:p>
          </table:table-cell>
          <table:table-cell table:formula="of:=MOD([.G115];[.L$4])" office:value-type="float" office:value="4279" calcext:value-type="float">
            <text:p>4279</text:p>
          </table:table-cell>
          <table:table-cell table:formula="of:=[.F115]/[.L$4]" office:value-type="float" office:value="120.819142423074" calcext:value-type="float">
            <text:p>120.81914242307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371762" calcext:value-type="float">
            <text:p>5371762</text:p>
          </table:table-cell>
          <table:table-cell office:value-type="float" office:value="5371962" calcext:value-type="float">
            <text:p>5371962</text:p>
          </table:table-cell>
          <table:table-cell table:formula="of:=AVERAGE([.D116:.E116])" office:value-type="float" office:value="5371862" calcext:value-type="float">
            <text:p>5371862</text:p>
          </table:table-cell>
          <table:table-cell table:formula="of:=[.F116]-340553" office:value-type="float" office:value="5031309" calcext:value-type="float">
            <text:p>5031309</text:p>
          </table:table-cell>
          <table:table-cell table:formula="of:=MOD([.G116];[.L$4])" office:value-type="float" office:value="3795" calcext:value-type="float">
            <text:p>3795</text:p>
          </table:table-cell>
          <table:table-cell table:formula="of:=[.F116]/[.L$4]" office:value-type="float" office:value="121.808167615247" calcext:value-type="float">
            <text:p>121.80816761524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416391" calcext:value-type="float">
            <text:p>5416391</text:p>
          </table:table-cell>
          <table:table-cell office:value-type="float" office:value="5416591" calcext:value-type="float">
            <text:p>5416591</text:p>
          </table:table-cell>
          <table:table-cell table:formula="of:=AVERAGE([.D117:.E117])" office:value-type="float" office:value="5416491" calcext:value-type="float">
            <text:p>5416491</text:p>
          </table:table-cell>
          <table:table-cell table:formula="of:=[.F117]-340553" office:value-type="float" office:value="5075938" calcext:value-type="float">
            <text:p>5075938</text:p>
          </table:table-cell>
          <table:table-cell table:formula="of:=MOD([.G117];[.L$4])" office:value-type="float" office:value="4323" calcext:value-type="float">
            <text:p>4323</text:p>
          </table:table-cell>
          <table:table-cell table:formula="of:=[.F117]/[.L$4]" office:value-type="float" office:value="122.820140132877" calcext:value-type="float">
            <text:p>122.82014013287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460026" calcext:value-type="float">
            <text:p>5460026</text:p>
          </table:table-cell>
          <table:table-cell office:value-type="float" office:value="5460226" calcext:value-type="float">
            <text:p>5460226</text:p>
          </table:table-cell>
          <table:table-cell table:formula="of:=AVERAGE([.D118:.E118])" office:value-type="float" office:value="5460126" calcext:value-type="float">
            <text:p>5460126</text:p>
          </table:table-cell>
          <table:table-cell table:formula="of:=[.F118]-340553" office:value-type="float" office:value="5119573" calcext:value-type="float">
            <text:p>5119573</text:p>
          </table:table-cell>
          <table:table-cell table:formula="of:=MOD([.G118];[.L$4])" office:value-type="float" office:value="3857" calcext:value-type="float">
            <text:p>3857</text:p>
          </table:table-cell>
          <table:table-cell table:formula="of:=[.F118]/[.L$4]" office:value-type="float" office:value="123.809573479059" calcext:value-type="float">
            <text:p>123.809573479059</text:p>
          </table:table-cell>
          <table:table-cell table:number-columns-repeated="4"/>
        </table:table-row>
        <table:table-row table:style-name="ro1" table:number-rows-repeated="1048457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1">00/00/0000</text:date>, <text:time style:data-style-name="N2" text:time-value="11:36:51.1879575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8T23:58:59.817369391</meta:creation-date>
    <dc:date>2022-02-01T11:38:23.455293957</dc:date>
    <meta:editing-duration>PT9H44M20S</meta:editing-duration>
    <meta:editing-cycles>4</meta:editing-cycles>
    <meta:generator>LibreOffice/7.0.4.2$Linux_X86_64 LibreOffice_project/00$Build-2</meta:generator>
    <meta:document-statistic meta:table-count="1" meta:cell-count="78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6cm" svg:y="4.201cm" style:legend-expansion="high" chart:style-name="ch2"/>
        <chart:plot-area chart:style-name="ch3" table:cell-range-address="Sheet1.I3:Sheet1.J118 Sheet1.J2:Sheet1.J2" chart:data-source-has-labels="row" svg:x="1.331cm" svg:y="0.18cm" svg:width="11.709cm" svg:height="7.659cm">
          <chart:coordinate-region svg:x="2.058cm" svg:y="0.379cm" svg:width="10.702cm" svg:height="6.813cm"/>
          <chart:axis chart:dimension="x" chart:name="primary-x" chart:style-name="ch4">
            <chart:title svg:x="6.823cm" svg:y="8.019cm" chart:style-name="ch5">
              <text:p>time</text:p>
            </chart:title>
          </chart:axis>
          <chart:axis chart:dimension="y" chart:name="primary-y" chart:style-name="ch6">
            <chart:title svg:x="0.451cm" svg:y="4.675cm" chart:style-name="ch7">
              <text:p>distance</text:p>
            </chart:title>
            <chart:grid chart:style-name="ch8" chart:class="major"/>
          </chart:axis>
          <chart:series chart:style-name="ch9" chart:values-cell-range-address="Sheet1.J3:Sheet1.J118" chart:label-cell-address="Sheet1.J2:Sheet1.J2" chart:class="chart:scatter">
            <chart:domain table:cell-range-address="Sheet1.I3:Sheet1.I118"/>
            <chart:data-point chart:repeated="1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distance</text:p>
                <draw:g>
                  <svg:desc>Sheet1.J2:Sheet1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I3:Sheet1.I118</svg:desc>
                </draw:g>
              </table:table-cell>
              <table:table-cell office:value-type="float" office:value="NaN">
                <text:p>NaN</text:p>
                <draw:g>
                  <svg:desc>Sheet1.J3:Sheet1.J1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7221151447813">
                <text:p>7.7221151447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72240992267749">
                <text:p>8.72240992267749</text:p>
              </table:table-cell>
              <table:table-cell office:value-type="float" office:value="0.058955579238566">
                <text:p>0.0589555792385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72240992267749">
                <text:p>9.72240992267749</text:p>
              </table:table-cell>
              <table:table-cell office:value-type="float" office:value="0.058955579238566">
                <text:p>0.0589555792385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7224325979003">
                <text:p>10.7224325979003</text:p>
              </table:table-cell>
              <table:table-cell office:value-type="float" office:value="0.0634906237953788">
                <text:p>0.06349062379537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.7224099226775">
                <text:p>11.7224099226775</text:p>
              </table:table-cell>
              <table:table-cell office:value-type="float" office:value="0.058955579238566">
                <text:p>0.0589555792385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.7224099226775">
                <text:p>12.7224099226775</text:p>
              </table:table-cell>
              <table:table-cell office:value-type="float" office:value="0.058955579238566">
                <text:p>0.0589555792385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.7224099226775">
                <text:p>13.7224099226775</text:p>
              </table:table-cell>
              <table:table-cell office:value-type="float" office:value="0.058955579238566">
                <text:p>0.0589555792385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.7221378200041">
                <text:p>14.7221378200041</text:p>
              </table:table-cell>
              <table:table-cell office:value-type="float" office:value="0.00453504455681277">
                <text:p>0.004535044556812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7223418970091">
                <text:p>15.7223418970091</text:p>
              </table:table-cell>
              <table:table-cell office:value-type="float" office:value="0.0453504455681277">
                <text:p>0.04535044556812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.7221378200041">
                <text:p>16.7221378200041</text:p>
              </table:table-cell>
              <table:table-cell office:value-type="float" office:value="0.00453504455681277">
                <text:p>0.004535044556812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.7221378200041">
                <text:p>17.7221378200041</text:p>
              </table:table-cell>
              <table:table-cell office:value-type="float" office:value="0.00453504455681277">
                <text:p>0.004535044556812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.7221378200041">
                <text:p>18.7221378200041</text:p>
              </table:table-cell>
              <table:table-cell office:value-type="float" office:value="0.00453504455681277">
                <text:p>0.004535044556812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.7221378200041">
                <text:p>19.7221378200041</text:p>
              </table:table-cell>
              <table:table-cell office:value-type="float" office:value="0.00453504455681277">
                <text:p>0.004535044556812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.7221151447813">
                <text:p>20.7221151447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.7224325979003">
                <text:p>21.7224325979003</text:p>
              </table:table-cell>
              <table:table-cell office:value-type="float" office:value="0.0634906237953788">
                <text:p>0.06349062379537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.7224325979003">
                <text:p>22.7224325979003</text:p>
              </table:table-cell>
              <table:table-cell office:value-type="float" office:value="0.0634906237953788">
                <text:p>0.06349062379537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.7221151447813">
                <text:p>23.7221151447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.7224325979003">
                <text:p>24.7224325979003</text:p>
              </table:table-cell>
              <table:table-cell office:value-type="float" office:value="0.0634906237953788">
                <text:p>0.06349062379537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.7224552731231">
                <text:p>25.7224552731231</text:p>
              </table:table-cell>
              <table:table-cell office:value-type="float" office:value="0.0680256683521916">
                <text:p>0.06802566835219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.7221378200041">
                <text:p>26.7221378200041</text:p>
              </table:table-cell>
              <table:table-cell office:value-type="float" office:value="0.00453504455681277">
                <text:p>0.004535044556812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.7221151447813">
                <text:p>27.7221151447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.7221378200041">
                <text:p>28.7221378200041</text:p>
              </table:table-cell>
              <table:table-cell office:value-type="float" office:value="0.00453504455681277">
                <text:p>0.004535044556812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.7224325979003">
                <text:p>29.7224325979003</text:p>
              </table:table-cell>
              <table:table-cell office:value-type="float" office:value="0.0634906237953788">
                <text:p>0.06349062379537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.7224325979003">
                <text:p>30.7224325979003</text:p>
              </table:table-cell>
              <table:table-cell office:value-type="float" office:value="0.0634906237953788">
                <text:p>0.06349062379537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.7224325979003">
                <text:p>31.7224325979003</text:p>
              </table:table-cell>
              <table:table-cell office:value-type="float" office:value="0.0634906237953788">
                <text:p>0.06349062379537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.7224552731231">
                <text:p>32.7224552731231</text:p>
              </table:table-cell>
              <table:table-cell office:value-type="float" office:value="0.0680256683521916">
                <text:p>0.06802566835219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.7221604952269">
                <text:p>33.7221604952269</text:p>
              </table:table-cell>
              <table:table-cell office:value-type="float" office:value="0.00907008911362554">
                <text:p>0.009070089113625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.7221378200041">
                <text:p>34.7221378200041</text:p>
              </table:table-cell>
              <table:table-cell office:value-type="float" office:value="0.00453504455681277">
                <text:p>0.004535044556812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.7221831704496">
                <text:p>35.7221831704496</text:p>
              </table:table-cell>
              <table:table-cell office:value-type="float" office:value="0.0136051336704383">
                <text:p>0.01360513367043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.7224552731231">
                <text:p>36.7224552731231</text:p>
              </table:table-cell>
              <table:table-cell office:value-type="float" office:value="0.0680256683521916">
                <text:p>0.06802566835219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.7224552731231">
                <text:p>37.7224552731231</text:p>
              </table:table-cell>
              <table:table-cell office:value-type="float" office:value="0.0680256683521916">
                <text:p>0.06802566835219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.7267408902292">
                <text:p>38.7267408902292</text:p>
              </table:table-cell>
              <table:table-cell office:value-type="float" office:value="0.925149089589805">
                <text:p>0.9251490895898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.7559919276207">
                <text:p>39.7559919276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.3365456565611">
                <text:p>41.33654565656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.7370127661504">
                <text:p>42.7370127661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.72739847169">
                <text:p>43.72739847169</text:p>
              </table:table-cell>
              <table:table-cell office:value-type="float" office:value="1.05666538173738">
                <text:p>1.056665381737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.7269222920115">
                <text:p>44.7269222920115</text:p>
              </table:table-cell>
              <table:table-cell office:value-type="float" office:value="0.961429446044307">
                <text:p>0.9614294460443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.7375569714972">
                <text:p>45.7375569714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6.7375116210517">
                <text:p>46.73751162105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7.7375342962745">
                <text:p>47.73753429627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8.7374889458289">
                <text:p>48.73748894582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.7375116210517">
                <text:p>49.73751162105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.7268996167887">
                <text:p>50.7268996167887</text:p>
              </table:table-cell>
              <table:table-cell office:value-type="float" office:value="0.956894401487495">
                <text:p>0.9568944014874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1.7269903176799">
                <text:p>51.7269903176799</text:p>
              </table:table-cell>
              <table:table-cell office:value-type="float" office:value="0.975034579714746">
                <text:p>0.9750345797147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.7273757964672">
                <text:p>52.7273757964672</text:p>
              </table:table-cell>
              <table:table-cell office:value-type="float" office:value="1.05213033718056">
                <text:p>1.052130337180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3.7269449672343">
                <text:p>53.7269449672343</text:p>
              </table:table-cell>
              <table:table-cell office:value-type="float" office:value="0.96596449060112">
                <text:p>0.965964490601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4.7269676424571">
                <text:p>54.7269676424571</text:p>
              </table:table-cell>
              <table:table-cell office:value-type="float" office:value="0.970499535157933">
                <text:p>0.9704995351579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5.7269449672343">
                <text:p>55.7269449672343</text:p>
              </table:table-cell>
              <table:table-cell office:value-type="float" office:value="0.96596449060112">
                <text:p>0.965964490601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6.7269676424571">
                <text:p>56.7269676424571</text:p>
              </table:table-cell>
              <table:table-cell office:value-type="float" office:value="0.970499535157933">
                <text:p>0.9704995351579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7.7270129929027">
                <text:p>57.7270129929027</text:p>
              </table:table-cell>
              <table:table-cell office:value-type="float" office:value="0.979569624271558">
                <text:p>0.9795696242715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8.7269449672343">
                <text:p>58.7269449672343</text:p>
              </table:table-cell>
              <table:table-cell office:value-type="float" office:value="0.96596449060112">
                <text:p>0.965964490601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9.7274211469128">
                <text:p>59.7274211469128</text:p>
              </table:table-cell>
              <table:table-cell office:value-type="float" office:value="1.06120042629419">
                <text:p>1.061200426294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0.7268542663432">
                <text:p>60.7268542663432</text:p>
              </table:table-cell>
              <table:table-cell office:value-type="float" office:value="0.947824312373869">
                <text:p>0.94782431237386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1.7375116210517">
                <text:p>61.73751162105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2.7380104759529">
                <text:p>62.73801047595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3.7361964581302">
                <text:p>63.7361964581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4.7274211469128">
                <text:p>64.7274211469128</text:p>
              </table:table-cell>
              <table:table-cell office:value-type="float" office:value="1.06120042629419">
                <text:p>1.061200426294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5.7268996167887">
                <text:p>65.7268996167887</text:p>
              </table:table-cell>
              <table:table-cell office:value-type="float" office:value="0.956894401487495">
                <text:p>0.9568944014874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6.7279880274824">
                <text:p>66.7279880274824</text:p>
              </table:table-cell>
              <table:table-cell office:value-type="float" office:value="1.17457654021451">
                <text:p>1.1745765402145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7.6987143148681">
                <text:p>67.69871431486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8.7275345230267">
                <text:p>68.7275345230267</text:p>
              </table:table-cell>
              <table:table-cell office:value-type="float" office:value="1.08387564907825">
                <text:p>1.083875649078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9.7274211469128">
                <text:p>69.7274211469128</text:p>
              </table:table-cell>
              <table:table-cell office:value-type="float" office:value="1.06120042629419">
                <text:p>1.061200426294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0.7581460737852">
                <text:p>70.7581460737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1.7381011768441">
                <text:p>71.73810117684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2.7380785016213">
                <text:p>72.7380785016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3.7380785016213">
                <text:p>73.7380785016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5.729915421419">
                <text:p>75.729915421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6.7262193601052">
                <text:p>76.7262193601052</text:p>
              </table:table-cell>
              <table:table-cell office:value-type="float" office:value="0.820843064783112">
                <text:p>0.8208430647831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7.724881521961">
                <text:p>77.724881521961</text:p>
              </table:table-cell>
              <table:table-cell office:value-type="float" office:value="0.553275435931158">
                <text:p>0.55327543593115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8.724881521961">
                <text:p>78.724881521961</text:p>
              </table:table-cell>
              <table:table-cell office:value-type="float" office:value="0.553275435931158">
                <text:p>0.5532754359311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9.7253123511939">
                <text:p>79.7253123511939</text:p>
              </table:table-cell>
              <table:table-cell office:value-type="float" office:value="0.639441282510601">
                <text:p>0.6394412825106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0.7253577016394">
                <text:p>80.7253577016394</text:p>
              </table:table-cell>
              <table:table-cell office:value-type="float" office:value="0.648511371624226">
                <text:p>0.6485113716242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1.7253350264166">
                <text:p>81.7253350264166</text:p>
              </table:table-cell>
              <table:table-cell office:value-type="float" office:value="0.643976327067414">
                <text:p>0.6439763270674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2.7253123511938">
                <text:p>82.7253123511938</text:p>
              </table:table-cell>
              <table:table-cell office:value-type="float" office:value="0.639441282510601">
                <text:p>0.6394412825106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3.7249041971837">
                <text:p>83.7249041971837</text:p>
              </table:table-cell>
              <table:table-cell office:value-type="float" office:value="0.557810480487971">
                <text:p>0.5578104804879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4.724881521961">
                <text:p>84.724881521961</text:p>
              </table:table-cell>
              <table:table-cell office:value-type="float" office:value="0.553275435931158">
                <text:p>0.5532754359311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5.7249041971837">
                <text:p>85.7249041971837</text:p>
              </table:table-cell>
              <table:table-cell office:value-type="float" office:value="0.557810480487971">
                <text:p>0.55781048048797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6.7250629237432">
                <text:p>86.7250629237432</text:p>
              </table:table-cell>
              <table:table-cell office:value-type="float" office:value="0.58955579238566">
                <text:p>0.589555792385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7.7245867440648">
                <text:p>87.7245867440648</text:p>
              </table:table-cell>
              <table:table-cell office:value-type="float" office:value="0.494319856692592">
                <text:p>0.49431985669259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8.7245867440648">
                <text:p>88.7245867440648</text:p>
              </table:table-cell>
              <table:table-cell office:value-type="float" office:value="0.494319856692592">
                <text:p>0.4943198566925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9.7245867440648">
                <text:p>89.7245867440648</text:p>
              </table:table-cell>
              <table:table-cell office:value-type="float" office:value="0.494319856692592">
                <text:p>0.4943198566925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0.7250175732977">
                <text:p>90.7250175732977</text:p>
              </table:table-cell>
              <table:table-cell office:value-type="float" office:value="0.580485703272035">
                <text:p>0.5804857032720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1.7249722228521">
                <text:p>91.7249722228521</text:p>
              </table:table-cell>
              <table:table-cell office:value-type="float" office:value="0.571415614158409">
                <text:p>0.5714156141584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2.7249495476293">
                <text:p>92.7249495476293</text:p>
              </table:table-cell>
              <table:table-cell office:value-type="float" office:value="0.566880569601596">
                <text:p>0.5668805696015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3.7249948980749">
                <text:p>93.7249948980749</text:p>
              </table:table-cell>
              <table:table-cell office:value-type="float" office:value="0.575950658715222">
                <text:p>0.57595065871522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4.7249948980749">
                <text:p>94.7249948980749</text:p>
              </table:table-cell>
              <table:table-cell office:value-type="float" office:value="0.575950658715222">
                <text:p>0.57595065871522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5.7249948980749">
                <text:p>95.7249948980749</text:p>
              </table:table-cell>
              <table:table-cell office:value-type="float" office:value="0.575950658715222">
                <text:p>0.5759506587152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6.7249948980749">
                <text:p>96.7249948980749</text:p>
              </table:table-cell>
              <table:table-cell office:value-type="float" office:value="0.575950658715222">
                <text:p>0.5759506587152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7.7253123511938">
                <text:p>97.7253123511938</text:p>
              </table:table-cell>
              <table:table-cell office:value-type="float" office:value="0.639441282510601">
                <text:p>0.6394412825106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8.8101176844063">
                <text:p>98.81011768440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9.8065349992064">
                <text:p>99.8065349992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0.7278066257">
                <text:p>100.7278066257</text:p>
              </table:table-cell>
              <table:table-cell office:value-type="float" office:value="1.13829618376001">
                <text:p>1.138296183760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1.727693249586">
                <text:p>101.727693249586</text:p>
              </table:table-cell>
              <table:table-cell office:value-type="float" office:value="1.11562096097594">
                <text:p>1.115620960975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2.728033377928">
                <text:p>102.728033377928</text:p>
              </table:table-cell>
              <table:table-cell office:value-type="float" office:value="1.18364662932813">
                <text:p>1.183646629328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3.728078728374">
                <text:p>103.728078728374</text:p>
              </table:table-cell>
              <table:table-cell office:value-type="float" office:value="1.19271671844176">
                <text:p>1.192716718441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4.728101403596">
                <text:p>104.728101403596</text:p>
              </table:table-cell>
              <table:table-cell office:value-type="float" office:value="1.19725176299857">
                <text:p>1.1972517629985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5.765787623863">
                <text:p>105.7657876238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6.757239064874">
                <text:p>106.7572390648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7.729121788622">
                <text:p>107.729121788622</text:p>
              </table:table-cell>
              <table:table-cell office:value-type="float" office:value="1.40132876805515">
                <text:p>1.401328768055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8.728600258498">
                <text:p>108.728600258498</text:p>
              </table:table-cell>
              <table:table-cell office:value-type="float" office:value="1.29702274324845">
                <text:p>1.297022743248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9.757783270221">
                <text:p>109.757783270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0.765334119408">
                <text:p>110.765334119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1.760118818167">
                <text:p>111.760118818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3.435908482801">
                <text:p>113.435908482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4.775175166096">
                <text:p>114.775175166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5.774290832407">
                <text:p>115.774290832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6.773769302283">
                <text:p>116.773769302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7.781229450579">
                <text:p>117.7812294505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8.808212965692">
                <text:p>118.808212965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9.808212965692">
                <text:p>119.808212965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0.819142423074">
                <text:p>120.819142423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1.808167615247">
                <text:p>121.808167615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2.820140132877">
                <text:p>122.8201401328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3.809573479059">
                <text:p>123.80957347905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